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83in" table:align="right" style:writing-mode="rl-tb"/>
    </style:style>
    <style:style style:name="Table1.A" style:family="table-column">
      <style:table-column-properties style:column-width="1.3146in"/>
    </style:style>
    <style:style style:name="Table1.B" style:family="table-column">
      <style:table-column-properties style:column-width="0.6903in"/>
    </style:style>
    <style:style style:name="Table1.C" style:family="table-column">
      <style:table-column-properties style:column-width="0.625in"/>
    </style:style>
    <style:style style:name="Table1.E" style:family="table-column">
      <style:table-column-properties style:column-width="0.553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Simple CLM" officeooo:rsid="04dd18d3" officeooo:paragraph-rsid="04e645b0" style:font-name-complex="Simple CLM"/>
    </style:style>
    <style:style style:name="P4" style:family="paragraph" style:parent-style-name="Text_20_body">
      <style:paragraph-properties fo:line-height="100%"/>
      <style:text-properties style:font-name="Simple CLM" officeooo:rsid="04e78dfd" officeooo:paragraph-rsid="05303340" style:font-name-complex="Simple CLM"/>
    </style:style>
    <style:style style:name="P5" style:family="paragraph" style:parent-style-name="Text_20_body">
      <style:paragraph-properties fo:line-height="100%"/>
      <style:text-properties style:font-name="Simple CLM" officeooo:rsid="04e78dfd" officeooo:paragraph-rsid="05769416" style:font-name-complex="Simple CLM"/>
    </style:style>
    <style:style style:name="P6" style:family="paragraph" style:parent-style-name="Text_20_body">
      <style:paragraph-properties fo:line-height="100%"/>
      <style:text-properties style:font-name="Simple CLM" officeooo:rsid="0533aed3" officeooo:paragraph-rsid="0533aed3" style:font-name-complex="Simple CLM"/>
    </style:style>
    <style:style style:name="P7" style:family="paragraph" style:parent-style-name="Text_20_body">
      <style:paragraph-properties fo:line-height="100%"/>
      <style:text-properties style:font-name="Simple CLM" officeooo:paragraph-rsid="04f685fb" style:font-name-complex="Simple CLM"/>
    </style:style>
    <style:style style:name="P8" style:family="paragraph" style:parent-style-name="Text_20_body">
      <style:paragraph-properties fo:line-height="100%"/>
      <style:text-properties style:font-name="Simple CLM" officeooo:rsid="062fb291" officeooo:paragraph-rsid="0581388a" style:font-name-complex="Simple CLM"/>
    </style:style>
    <style:style style:name="P9" style:family="paragraph" style:parent-style-name="Text_20_body">
      <style:paragraph-properties fo:line-height="100%"/>
      <style:text-properties style:font-name="Simple CLM" officeooo:rsid="0583f51d" officeooo:paragraph-rsid="062a930d" style:font-name-complex="Simple CLM"/>
    </style:style>
    <style:style style:name="P10" style:family="paragraph" style:parent-style-name="Text_20_body">
      <style:paragraph-properties fo:line-height="100%"/>
      <style:text-properties style:font-name="Simple CLM" officeooo:rsid="062a930d" officeooo:paragraph-rsid="062a930d" style:font-name-complex="Simple CLM"/>
    </style:style>
    <style:style style:name="P11" style:family="paragraph" style:parent-style-name="Text_20_body">
      <style:paragraph-properties fo:line-height="100%"/>
      <style:text-properties style:font-name="Simple CLM" officeooo:rsid="056fea4a" officeooo:paragraph-rsid="06644046" style:font-name-complex="Simple CLM"/>
    </style:style>
    <style:style style:name="P12" style:family="paragraph" style:parent-style-name="Text_20_body">
      <style:paragraph-properties fo:line-height="100%"/>
      <style:text-properties style:font-name="Simple CLM" officeooo:rsid="05735827" officeooo:paragraph-rsid="06644046" style:font-name-complex="Simple CLM"/>
    </style:style>
    <style:style style:name="P13" style:family="paragraph" style:parent-style-name="Text_20_body">
      <style:paragraph-properties fo:line-height="100%"/>
      <style:text-properties style:font-name="Simple CLM" officeooo:rsid="02d00e5f" officeooo:paragraph-rsid="032aa1da" style:font-name-complex="Simple CLM"/>
    </style:style>
    <style:style style:name="P14"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Simple CLM" fo:font-size="12pt" fo:font-weight="normal" officeooo:rsid="04ffee91" officeooo:paragraph-rsid="04ffee91" style:font-size-asian="12pt" style:font-weight-asian="normal" style:font-name-complex="Simple CLM" style:font-size-complex="12pt"/>
    </style:style>
    <style:style style:name="P15"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Simple CLM" fo:font-size="12pt" fo:font-weight="normal" officeooo:rsid="063536a5" officeooo:paragraph-rsid="063536a5" style:font-size-asian="12pt" style:font-weight-asian="normal" style:font-name-complex="Simple CLM" style:font-size-complex="12pt" style:font-weight-complex="normal"/>
    </style:style>
    <style:style style:name="P16" style:family="paragraph" style:parent-style-name="Text_20_body">
      <style:paragraph-properties fo:margin-top="0.078in" fo:margin-bottom="0in" loext:contextual-spacing="false" fo:line-height="100%" fo:text-align="end" style:justify-single-word="false" style:writing-mode="rl-tb"/>
      <style:text-properties style:font-name="Simple CLM" officeooo:paragraph-rsid="04f9b582" style:font-name-complex="Simple CLM"/>
    </style:style>
    <style:style style:name="P17" style:family="paragraph" style:parent-style-name="Text_20_body">
      <style:paragraph-properties fo:margin-top="0.078in" fo:margin-bottom="0in" loext:contextual-spacing="false" fo:line-height="100%" fo:text-align="end" style:justify-single-word="false" style:writing-mode="rl-tb"/>
      <style:text-properties style:font-name="Simple CLM" officeooo:paragraph-rsid="05214c13" style:font-name-complex="Simple CLM"/>
    </style:style>
    <style:style style:name="P18" style:family="paragraph" style:parent-style-name="Text_20_body">
      <style:paragraph-properties fo:margin-top="0.078in" fo:margin-bottom="0in" loext:contextual-spacing="false" fo:line-height="100%" fo:text-align="end" style:justify-single-word="false" style:writing-mode="rl-tb"/>
      <style:text-properties style:font-name="Simple CLM" officeooo:paragraph-rsid="05146c22" style:font-name-complex="Simple CLM"/>
    </style:style>
    <style:style style:name="P19"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5103b7d" officeooo:paragraph-rsid="06409d12" style:font-name-complex="Simple CLM"/>
    </style:style>
    <style:style style:name="P20"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6409d12" officeooo:paragraph-rsid="06409d12" style:font-name-complex="Simple CLM"/>
    </style:style>
    <style:style style:name="P21"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6425520" officeooo:paragraph-rsid="06425520" style:font-name-complex="Simple CLM"/>
    </style:style>
    <style:style style:name="P22"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649391e" officeooo:paragraph-rsid="064988e1" style:font-name-complex="Simple CLM"/>
    </style:style>
    <style:style style:name="P23"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54d0c7f" officeooo:paragraph-rsid="064ab6d8" style:font-name-complex="Simple CLM"/>
    </style:style>
    <style:style style:name="P24"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64e8a49" officeooo:paragraph-rsid="064e8a49" style:font-name-complex="Simple CLM"/>
    </style:style>
    <style:style style:name="P25"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5526b2c" officeooo:paragraph-rsid="05581e27" style:font-name-complex="Simple CLM"/>
    </style:style>
    <style:style style:name="P26"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55b339f" officeooo:paragraph-rsid="065cb0ab" style:font-name-complex="Simple CLM"/>
    </style:style>
    <style:style style:name="P27"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5214c13" officeooo:paragraph-rsid="06644046" style:font-name-complex="Simple CLM"/>
    </style:style>
    <style:style style:name="P28" style:family="paragraph" style:parent-style-name="Text_20_body">
      <style:paragraph-properties fo:margin-top="0.078in" fo:margin-bottom="0in" loext:contextual-spacing="false" fo:line-height="100%" fo:text-align="end" style:justify-single-word="false" style:writing-mode="rl-tb"/>
      <style:text-properties style:font-name="Simple CLM" officeooo:rsid="052bb894" officeooo:paragraph-rsid="06644046" style:font-name-complex="Simple CLM"/>
    </style:style>
    <style:style style:name="P29" style:family="paragraph" style:parent-style-name="Default">
      <style:paragraph-properties fo:margin-top="0.078in" fo:margin-bottom="0in" loext:contextual-spacing="false" fo:line-height="100%" fo:text-align="end" style:justify-single-word="false" style:writing-mode="rl-tb"/>
      <style:text-properties style:use-window-font-color="true" style:font-name="Simple CLM" fo:font-size="12pt" fo:font-weight="normal" officeooo:rsid="06606779" officeooo:paragraph-rsid="06606779" style:font-size-asian="12pt" style:font-weight-asian="normal" style:font-name-complex="Simple CLM" style:font-size-complex="12pt" style:font-weight-complex="normal"/>
    </style:style>
    <style:style style:name="P30" style:family="paragraph" style:parent-style-name="Default">
      <style:paragraph-properties fo:margin-top="0.078in" fo:margin-bottom="0in" loext:contextual-spacing="false" fo:line-height="100%" fo:text-align="end" style:justify-single-word="false" style:writing-mode="rl-tb"/>
      <style:text-properties style:font-name="Simple CLM" officeooo:rsid="055b339f" officeooo:paragraph-rsid="065cb0ab" style:font-name-complex="Simple CLM"/>
    </style:style>
    <style:style style:name="P31" style:family="paragraph" style:parent-style-name="Text_20_body">
      <style:paragraph-properties fo:line-height="100%" fo:text-align="end" style:justify-single-word="false" style:writing-mode="rl-tb"/>
      <style:text-properties style:font-name="Simple CLM" officeooo:rsid="066be7b8" officeooo:paragraph-rsid="066be7b8" style:font-name-complex="Simple CLM"/>
    </style:style>
    <style:style style:name="P32" style:family="paragraph" style:parent-style-name="Standard">
      <style:paragraph-properties fo:line-height="100%" fo:text-align="end" style:justify-single-word="false" style:writing-mode="rl-tb"/>
      <style:text-properties style:use-window-font-color="true" style:font-name="Simple CLM" fo:font-size="12pt" fo:font-weight="normal" officeooo:rsid="049aea3d" officeooo:paragraph-rsid="049aea3d" style:font-size-asian="12pt" style:font-weight-asian="normal" style:font-name-complex="Simple CLM" style:font-size-complex="12pt"/>
    </style:style>
    <style:style style:name="P33" style:family="paragraph" style:parent-style-name="Standard">
      <style:paragraph-properties fo:line-height="100%" fo:text-align="end" style:justify-single-word="false" style:writing-mode="rl-tb"/>
      <style:text-properties style:use-window-font-color="true" style:font-name="Simple CLM" fo:font-size="12pt" fo:font-weight="normal" officeooo:rsid="04929a27" officeooo:paragraph-rsid="04929a27" style:font-size-asian="12pt" style:font-weight-asian="normal" style:font-name-complex="Simple CLM" style:font-size-complex="12pt"/>
    </style:style>
    <style:style style:name="P34" style:family="paragraph" style:parent-style-name="Standard">
      <style:paragraph-properties fo:line-height="100%" fo:text-align="end" style:justify-single-word="false" style:writing-mode="rl-tb"/>
      <style:text-properties style:use-window-font-color="true" style:font-name="Simple CLM" fo:font-size="12pt" fo:font-weight="normal" officeooo:rsid="04a5d57e" officeooo:paragraph-rsid="04a5d57e" style:font-size-asian="12pt" style:font-weight-asian="normal" style:font-name-complex="Simple CLM" style:font-size-complex="12pt"/>
    </style:style>
    <style:style style:name="P35" style:family="paragraph" style:parent-style-name="Standard">
      <style:paragraph-properties fo:line-height="100%" fo:text-align="end" style:justify-single-word="false" style:writing-mode="rl-tb"/>
      <style:text-properties style:use-window-font-color="true" style:font-name="Simple CLM" fo:font-size="12pt" fo:font-weight="normal" officeooo:rsid="04a78362" officeooo:paragraph-rsid="04a78362" style:font-size-asian="12pt" style:font-weight-asian="normal" style:font-name-complex="Simple CLM" style:font-size-complex="12pt"/>
    </style:style>
    <style:style style:name="P36" style:family="paragraph" style:parent-style-name="Standard">
      <style:paragraph-properties fo:line-height="100%" fo:text-align="end" style:justify-single-word="false" style:writing-mode="rl-tb"/>
      <style:text-properties style:use-window-font-color="true" style:font-name="Simple CLM" fo:font-size="12pt" fo:font-weight="normal" officeooo:rsid="0507340b" officeooo:paragraph-rsid="0507340b" style:font-size-asian="12pt" style:font-weight-asian="normal" style:font-name-complex="Simple CLM" style:font-size-complex="12pt"/>
    </style:style>
    <style:style style:name="P37" style:family="paragraph" style:parent-style-name="Standard">
      <style:paragraph-properties fo:line-height="100%" fo:text-align="end" style:justify-single-word="false" style:writing-mode="rl-tb"/>
      <style:text-properties style:use-window-font-color="true" style:font-name="Simple CLM" officeooo:rsid="0583f51d" officeooo:paragraph-rsid="062a930d" style:font-name-complex="Simple CLM"/>
    </style:style>
    <style:style style:name="P38" style:family="paragraph" style:parent-style-name="Standard">
      <style:paragraph-properties fo:line-height="100%" fo:text-align="end" style:justify-single-word="false" style:writing-mode="rl-tb"/>
      <style:text-properties style:font-name="Simple CLM" officeooo:paragraph-rsid="04996f3c" style:font-name-complex="Simple CLM"/>
    </style:style>
    <style:style style:name="P39" style:family="paragraph" style:parent-style-name="Standard">
      <style:paragraph-properties fo:line-height="100%" fo:text-align="end" style:justify-single-word="false" style:writing-mode="rl-tb"/>
      <style:text-properties style:font-name="Simple CLM" officeooo:paragraph-rsid="049aea3d" style:font-name-complex="Simple CLM"/>
    </style:style>
    <style:style style:name="P40" style:family="paragraph" style:parent-style-name="Default">
      <style:paragraph-properties fo:line-height="100%" fo:text-align="end" style:justify-single-word="false" style:writing-mode="rl-tb"/>
      <style:text-properties style:use-window-font-color="true" style:font-name="Simple CLM" officeooo:rsid="066be7b8" officeooo:paragraph-rsid="066be7b8" style:font-name-complex="Simple CLM"/>
    </style:style>
    <style:style style:name="P41" style:family="paragraph" style:parent-style-name="Text_20_body">
      <style:paragraph-properties fo:margin-top="0.1965in" fo:margin-bottom="0in" loext:contextual-spacing="false" fo:line-height="100%" fo:text-align="end" style:justify-single-word="false" style:writing-mode="rl-tb"/>
      <style:text-properties style:font-name="Simple CLM" officeooo:rsid="0466f39f" officeooo:paragraph-rsid="04d7c5b5" style:font-name-complex="Simple CLM"/>
    </style:style>
    <style:style style:name="P42" style:family="paragraph" style:parent-style-name="Text_20_body">
      <style:paragraph-properties fo:margin-top="0.1965in" fo:margin-bottom="0in" loext:contextual-spacing="false" fo:line-height="100%" fo:text-align="end" style:justify-single-word="false" style:writing-mode="rl-tb"/>
      <style:text-properties style:font-name="Simple CLM" officeooo:rsid="0466f39f" officeooo:paragraph-rsid="04741233" style:font-name-complex="Simple CLM"/>
    </style:style>
    <style:style style:name="P43" style:family="paragraph" style:parent-style-name="Text_20_body">
      <style:paragraph-properties fo:margin-top="0.1965in" fo:margin-bottom="0in" loext:contextual-spacing="false" fo:line-height="100%" fo:text-align="end" style:justify-single-word="false" style:writing-mode="rl-tb"/>
      <style:text-properties style:font-name="Simple CLM" officeooo:rsid="04763dd7" officeooo:paragraph-rsid="04763dd7" style:font-name-complex="Simple CLM"/>
    </style:style>
    <style:style style:name="P44" style:family="paragraph" style:parent-style-name="Text_20_body">
      <style:paragraph-properties fo:margin-top="0.1965in" fo:margin-bottom="0in" loext:contextual-spacing="false" fo:line-height="100%" fo:text-align="end" style:justify-single-word="false" style:writing-mode="rl-tb"/>
      <style:text-properties style:font-name="Simple CLM" officeooo:paragraph-rsid="05a0b686" style:font-name-complex="Simple CLM"/>
    </style:style>
    <style:style style:name="P45"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Simple CLM" fo:font-size="12pt" officeooo:paragraph-rsid="04a78362" style:font-size-asian="12pt" style:font-name-complex="Simple CLM" style:font-size-complex="12pt"/>
    </style:style>
    <style:style style:name="P46" style:family="paragraph" style:parent-style-name="Heading_20_3">
      <style:paragraph-properties fo:line-height="100%"/>
      <style:text-properties style:font-name="Simple CLM" style:font-name-complex="Simple CLM"/>
    </style:style>
    <style:style style:name="P47" style:family="paragraph" style:parent-style-name="Heading_20_3">
      <style:paragraph-properties fo:line-height="100%"/>
      <style:text-properties style:font-name="Simple CLM" officeooo:paragraph-rsid="06644046" style:font-name-complex="Simple CLM"/>
    </style:style>
    <style:style style:name="P48" style:family="paragraph" style:parent-style-name="Heading_20_3">
      <style:paragraph-properties fo:line-height="100%"/>
      <style:text-properties style:font-name="Simple CLM" officeooo:rsid="0566d23d" officeooo:paragraph-rsid="06644046" style:font-name-complex="Simple CLM"/>
    </style:style>
    <style:style style:name="P49" style:family="paragraph" style:parent-style-name="Table_20_Contents">
      <style:paragraph-properties fo:line-height="100%" fo:text-align="center" style:justify-single-word="false"/>
      <style:text-properties style:font-name="Simple CLM" officeooo:rsid="03ddf013" officeooo:paragraph-rsid="05303340" style:font-name-complex="Simple CLM"/>
    </style:style>
    <style:style style:name="P50" style:family="paragraph" style:parent-style-name="Table_20_Contents">
      <style:paragraph-properties fo:line-height="100%" fo:text-align="center" style:justify-single-word="false"/>
      <style:text-properties style:font-name="Simple CLM" officeooo:rsid="03e0fee7" officeooo:paragraph-rsid="05303340" style:font-name-complex="Simple CLM"/>
    </style:style>
    <style:style style:name="P51" style:family="paragraph" style:parent-style-name="Table_20_Contents">
      <style:paragraph-properties fo:line-height="100%" fo:text-align="center" style:justify-single-word="false"/>
      <style:text-properties style:font-name="Simple CLM" officeooo:rsid="03dfd9c2" officeooo:paragraph-rsid="05303340" style:font-name-complex="Simple CLM"/>
    </style:style>
    <style:style style:name="P52" style:family="paragraph" style:parent-style-name="Table_20_Contents">
      <style:paragraph-properties fo:line-height="100%" fo:text-align="center" style:justify-single-word="false"/>
      <style:text-properties fo:color="#009933" style:font-name="Simple CLM" officeooo:rsid="03e3865a" officeooo:paragraph-rsid="05303340" style:font-name-complex="Simple CLM"/>
    </style:style>
    <style:style style:name="P53" style:family="paragraph" style:parent-style-name="Table_20_Contents">
      <style:paragraph-properties fo:line-height="100%" fo:text-align="center" style:justify-single-word="false"/>
      <style:text-properties fo:color="#ff0000" style:font-name="Simple CLM" officeooo:rsid="03e3865a" officeooo:paragraph-rsid="05303340" style:font-name-complex="Simple CLM"/>
    </style:style>
    <style:style style:name="P54" style:family="paragraph" style:parent-style-name="Heading_20_2">
      <style:paragraph-properties fo:line-height="100%"/>
      <style:text-properties style:font-name="Simple CLM" style:font-name-complex="Simple CLM"/>
    </style:style>
    <style:style style:name="P55" style:family="paragraph" style:parent-style-name="Default">
      <style:paragraph-properties fo:margin-top="0in" fo:margin-bottom="0in" loext:contextual-spacing="false" style:line-height-at-least="0.139in" fo:text-align="end" style:justify-single-word="false" style:writing-mode="rl-tb"/>
      <style:text-properties style:font-name="Simple CLM" officeooo:paragraph-rsid="066171a0" style:font-name-complex="Simple CLM"/>
    </style:style>
    <style:style style:name="P56" style:family="paragraph" style:parent-style-name="Default">
      <style:paragraph-properties fo:margin-top="0in" fo:margin-bottom="0in" loext:contextual-spacing="false" style:line-height-at-least="0.139in" fo:text-align="end" style:justify-single-word="false" style:writing-mode="rl-tb"/>
      <style:text-properties style:font-name="Simple CLM" officeooo:rsid="0663347f" officeooo:paragraph-rsid="0663347f" style:font-name-complex="Simple CLM"/>
    </style:style>
    <style:style style:name="P57" style:family="paragraph" style:parent-style-name="Default">
      <style:paragraph-properties fo:margin-top="0in" fo:margin-bottom="0in" loext:contextual-spacing="false" fo:line-height="100%" fo:text-align="end" style:justify-single-word="false" style:writing-mode="rl-tb"/>
      <style:text-properties style:use-window-font-color="true" style:font-name="Simple CLM" fo:font-size="12pt" fo:font-weight="normal" officeooo:rsid="05f0ffac" officeooo:paragraph-rsid="05f0ffac" style:font-size-asian="12pt" style:font-weight-asian="normal" style:font-name-complex="Simple CLM" style:font-size-complex="12pt"/>
    </style:style>
    <style:style style:name="P58"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Simple CLM" fo:font-size="12pt" officeooo:paragraph-rsid="04a78362" style:font-size-asian="12pt" style:font-name-complex="Simple CLM" style:font-size-complex="12pt"/>
    </style:style>
    <style:style style:name="P59"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Simple CLM" fo:font-size="12pt" officeooo:rsid="04b10495" officeooo:paragraph-rsid="04b10495" style:font-size-asian="12pt" style:font-name-complex="Simple CLM" style:font-size-complex="12pt"/>
    </style:style>
    <style:style style:name="P60"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Simple CLM" fo:font-size="12pt" officeooo:rsid="0639b32c" officeooo:paragraph-rsid="0639b32c" style:font-size-asian="12pt" style:font-name-complex="Simple CLM" style:font-size-complex="12pt"/>
    </style:style>
    <style:style style:name="P61"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Simple CLM" fo:font-size="12pt" officeooo:rsid="04bd57c5" officeooo:paragraph-rsid="04bd57c5" style:font-size-asian="12pt" style:font-name-complex="Simple CLM" style:font-size-complex="12pt"/>
    </style:style>
    <style:style style:name="P62"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Simple CLM" fo:font-size="12pt" officeooo:rsid="04c12115" officeooo:paragraph-rsid="05d4c274" style:font-size-asian="12pt" style:font-name-complex="Simple CLM" style:font-size-complex="12pt"/>
    </style:style>
    <style:style style:name="P63"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Simple CLM" fo:font-size="12pt" officeooo:rsid="04c2162b" officeooo:paragraph-rsid="04d5a094" style:font-size-asian="12pt" style:font-name-complex="Simple CLM" style:font-size-complex="12pt"/>
    </style:style>
    <style:style style:name="P64"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Simple CLM" fo:font-size="12pt" fo:font-weight="normal" officeooo:rsid="0406434b" officeooo:paragraph-rsid="04b10495" style:font-size-asian="12pt" style:font-weight-asian="normal" style:font-name-complex="Simple CLM" style:font-size-complex="12pt"/>
    </style:style>
    <style:style style:name="P65"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Simple CLM" fo:font-size="12pt" fo:font-weight="normal" officeooo:rsid="04d5a094" officeooo:paragraph-rsid="04d5a094" style:font-size-asian="12pt" style:font-weight-asian="normal" style:font-name-complex="Simple CLM" style:font-size-complex="12pt"/>
    </style:style>
    <style:style style:name="P6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Simple CLM" style:font-name-complex="Simple CLM"/>
    </style:style>
    <style:style style:name="P6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Simple CLM" officeooo:paragraph-rsid="066be7b8" style:font-name-complex="Simple CLM"/>
    </style:style>
    <style:style style:name="P68"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Simple CLM" fo:font-size="12pt" fo:font-weight="normal" officeooo:rsid="04b10495" officeooo:paragraph-rsid="04ba194c" style:font-size-asian="12pt" style:font-weight-asian="normal" style:font-name-complex="Simple CLM" style:font-size-complex="12pt"/>
    </style:style>
    <style:style style:name="P69" style:family="paragraph" style:parent-style-name="Heading_20_1">
      <style:paragraph-properties fo:margin-top="0.1965in" fo:margin-bottom="0in" loext:contextual-spacing="false" fo:line-height="100%" fo:text-align="end" style:justify-single-word="false" style:writing-mode="rl-tb"/>
      <style:text-properties style:font-name="Simple CLM" officeooo:rsid="04636a87" officeooo:paragraph-rsid="04636a87" style:font-name-complex="Simple CLM"/>
    </style:style>
    <style:style style:name="P70" style:family="paragraph" style:parent-style-name="Text_20_body" style:list-style-name="L7">
      <style:paragraph-properties fo:line-height="100%"/>
      <style:text-properties style:font-name="Simple CLM" officeooo:rsid="04636a87" officeooo:paragraph-rsid="04636a87" style:font-name-complex="Simple CLM"/>
    </style:style>
    <style:style style:name="P71" style:family="paragraph" style:parent-style-name="Text_20_body" style:list-style-name="L1">
      <style:paragraph-properties fo:margin-top="0.078in" fo:margin-bottom="0in" loext:contextual-spacing="false" fo:line-height="100%" fo:text-align="end" style:justify-single-word="false" style:writing-mode="rl-tb"/>
      <style:text-properties style:font-name="Simple CLM" officeooo:paragraph-rsid="04f9b582" style:font-name-complex="Simple CLM"/>
    </style:style>
    <style:style style:name="P72" style:family="paragraph" style:parent-style-name="Text_20_body" style:list-style-name="L1">
      <style:paragraph-properties fo:margin-top="0.078in" fo:margin-bottom="0in" loext:contextual-spacing="false" fo:line-height="100%" fo:text-align="end" style:justify-single-word="false" style:writing-mode="rl-tb"/>
      <style:text-properties style:font-name="Simple CLM" officeooo:paragraph-rsid="04fa7ba5" style:font-name-complex="Simple CLM"/>
    </style:style>
    <style:style style:name="P73" style:family="paragraph" style:parent-style-name="Text_20_body" style:list-style-name="L3">
      <style:paragraph-properties fo:margin-top="0.078in" fo:margin-bottom="0in" loext:contextual-spacing="false" fo:line-height="100%" fo:text-align="end" style:justify-single-word="false" style:writing-mode="rl-tb"/>
      <style:text-properties style:font-name="Simple CLM" officeooo:rsid="0501be7b" officeooo:paragraph-rsid="05031a18" style:font-name-complex="Simple CLM"/>
    </style:style>
    <style:style style:name="P74" style:family="paragraph" style:parent-style-name="Text_20_body" style:list-style-name="L4">
      <style:paragraph-properties fo:margin-top="0.078in" fo:margin-bottom="0in" loext:contextual-spacing="false" fo:line-height="100%" fo:text-align="end" style:justify-single-word="false" style:writing-mode="rl-tb"/>
      <style:text-properties style:font-name="Simple CLM" officeooo:rsid="064b6297" officeooo:paragraph-rsid="064b6297" style:font-name-complex="Simple CLM"/>
    </style:style>
    <style:style style:name="P75" style:family="paragraph" style:parent-style-name="Text_20_body" style:list-style-name="L4">
      <style:paragraph-properties fo:margin-top="0.078in" fo:margin-bottom="0in" loext:contextual-spacing="false" fo:line-height="100%" fo:text-align="end" style:justify-single-word="false" style:writing-mode="rl-tb"/>
      <style:text-properties style:font-name="Simple CLM" officeooo:rsid="064ab6d8" officeooo:paragraph-rsid="064e8a49" style:font-name-complex="Simple CLM"/>
    </style:style>
    <style:style style:name="P76" style:family="paragraph" style:parent-style-name="Text_20_body" style:list-style-name="L3">
      <style:paragraph-properties fo:margin-top="0.078in" fo:margin-bottom="0in" loext:contextual-spacing="false" fo:line-height="100%" fo:text-align="end" style:justify-single-word="false" style:writing-mode="rl-tb"/>
      <style:text-properties style:use-window-font-color="true" style:font-name="Simple CLM" fo:font-size="12pt" fo:font-weight="normal" officeooo:rsid="04e96636" officeooo:paragraph-rsid="050caeb6" style:font-size-asian="12pt" style:font-weight-asian="normal" style:font-name-complex="Simple CLM" style:font-size-complex="12pt"/>
    </style:style>
    <style:style style:name="P77"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Simple CLM" fo:font-size="12pt" fo:font-weight="normal" officeooo:rsid="0647ccc0" officeooo:paragraph-rsid="0647ccc0" style:font-size-asian="12pt" style:font-weight-asian="normal" style:font-name-complex="Simple CLM" style:font-size-complex="12pt" style:font-weight-complex="normal"/>
    </style:style>
    <style:style style:name="P78"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Simple CLM" fo:font-size="12pt" fo:font-weight="normal" officeooo:rsid="065cb0ab" officeooo:paragraph-rsid="065cb0ab" style:font-size-asian="12pt" style:font-weight-asian="normal" style:font-name-complex="Simple CLM" style:font-size-complex="12pt" style:font-weight-complex="normal"/>
    </style:style>
    <style:style style:name="P79"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Simple CLM" fo:font-size="12pt" fo:font-weight="normal" officeooo:rsid="065bf667" officeooo:paragraph-rsid="065cb0ab" style:font-size-asian="12pt" style:font-weight-asian="normal" style:font-name-complex="Simple CLM" style:font-size-complex="12pt" style:font-weight-complex="normal"/>
    </style:style>
    <style:style style:name="P80" style:family="paragraph" style:parent-style-name="Heading_20_3">
      <style:paragraph-properties fo:line-height="100%"/>
      <style:text-properties style:font-name="Simple CLM" officeooo:rsid="0566d23d" officeooo:paragraph-rsid="0566d23d" style:font-name-complex="Simple CLM"/>
    </style:style>
    <style:style style:name="P81"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Simple CLM" fo:font-size="12pt" fo:font-weight="normal" officeooo:rsid="0406434b" officeooo:paragraph-rsid="04b10495" style:font-size-asian="12pt" style:font-weight-asian="normal" style:font-name-complex="Simple CLM" style:font-size-complex="12pt"/>
    </style:style>
    <style:style style:name="P82" style:family="paragraph" style:parent-style-name="Default" style:list-style-name="L2">
      <style:paragraph-properties fo:margin-top="0in" fo:margin-bottom="0in" loext:contextual-spacing="false" fo:line-height="100%" fo:text-align="end" style:justify-single-word="false" style:writing-mode="rl-tb"/>
      <style:text-properties style:font-name="Simple CLM" officeooo:paragraph-rsid="060d8b7a" style:font-name-complex="Simple CLM"/>
    </style:style>
    <style:style style:name="P83" style:family="paragraph" style:parent-style-name="Default" style:list-style-name="L2">
      <style:paragraph-properties fo:margin-top="0in" fo:margin-bottom="0in" loext:contextual-spacing="false" fo:line-height="100%" fo:text-align="end" style:justify-single-word="false" style:writing-mode="rl-tb"/>
      <style:text-properties style:font-name="Simple CLM" officeooo:rsid="05b29d91" officeooo:paragraph-rsid="0612e1b8" style:font-name-complex="Simple CLM"/>
    </style:style>
    <style:style style:name="P84" style:family="paragraph" style:parent-style-name="Default" style:list-style-name="L5">
      <style:paragraph-properties fo:margin-top="0in" fo:margin-bottom="0in" loext:contextual-spacing="false" style:line-height-at-least="0.139in" fo:text-align="end" style:justify-single-word="false" style:writing-mode="rl-tb"/>
      <style:text-properties style:font-name="Simple CLM" officeooo:paragraph-rsid="065cb0ab" style:font-name-complex="Simple CLM"/>
    </style:style>
    <style:style style:name="P85" style:family="paragraph" style:parent-style-name="Default" style:list-style-name="L6">
      <style:paragraph-properties fo:margin-top="0in" fo:margin-bottom="0in" loext:contextual-spacing="false" style:line-height-at-least="0.139in" fo:text-align="end" style:justify-single-word="false" style:writing-mode="rl-tb"/>
      <style:text-properties style:font-name="Simple CLM" fo:font-size="36pt" officeooo:paragraph-rsid="066171a0" style:font-size-asian="36pt" style:font-name-complex="Simple CLM"/>
    </style:style>
    <style:style style:name="P86"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Simple CLM" fo:font-size="12pt" fo:font-weight="normal" officeooo:rsid="0663347f" officeooo:paragraph-rsid="066171a0" style:font-size-asian="12pt" style:font-weight-asian="normal" style:font-name-complex="Simple CLM" style:font-size-complex="12pt" style:font-weight-complex="normal"/>
    </style:style>
    <style:style style:name="T1" style:family="text">
      <style:text-properties officeooo:rsid="046930d4"/>
    </style:style>
    <style:style style:name="T2" style:family="text">
      <style:text-properties officeooo:rsid="04739ef1"/>
    </style:style>
    <style:style style:name="T3" style:family="text">
      <style:text-properties style:use-window-font-color="true" fo:font-size="12pt" style:font-size-asian="12pt" style:font-size-complex="12pt"/>
    </style:style>
    <style:style style:name="T4" style:family="text">
      <style:text-properties style:use-window-font-color="true" fo:font-size="12pt" officeooo:rsid="04739ef1" style:font-size-asian="12pt" style:font-size-complex="12pt"/>
    </style:style>
    <style:style style:name="T5" style:family="text">
      <style:text-properties style:use-window-font-color="true" fo:font-size="12pt" officeooo:rsid="04741233" style:font-size-asian="12pt" style:font-size-complex="12pt"/>
    </style:style>
    <style:style style:name="T6" style:family="text">
      <style:text-properties style:use-window-font-color="true" fo:font-size="12pt" officeooo:rsid="0475e079" style:font-size-asian="12pt" style:font-size-complex="12pt"/>
    </style:style>
    <style:style style:name="T7" style:family="text">
      <style:text-properties style:use-window-font-color="true" fo:font-size="12pt" officeooo:rsid="0476f4ab" style:font-size-asian="12pt" style:font-size-complex="12pt"/>
    </style:style>
    <style:style style:name="T8" style:family="text">
      <style:text-properties style:use-window-font-color="true" fo:font-size="12pt" officeooo:rsid="04788eb2" style:font-size-asian="12pt" style:font-size-complex="12pt"/>
    </style:style>
    <style:style style:name="T9" style:family="text">
      <style:text-properties style:use-window-font-color="true" fo:font-size="12pt" officeooo:rsid="04878633" style:font-size-asian="12pt" style:font-size-complex="12pt"/>
    </style:style>
    <style:style style:name="T10" style:family="text">
      <style:text-properties style:use-window-font-color="true" fo:font-size="12pt" officeooo:rsid="04885a14" style:font-size-asian="12pt" style:font-size-complex="12pt"/>
    </style:style>
    <style:style style:name="T11" style:family="text">
      <style:text-properties style:use-window-font-color="true" fo:font-size="12pt" officeooo:rsid="04896e6d" style:font-size-asian="12pt" style:font-size-complex="12pt"/>
    </style:style>
    <style:style style:name="T12" style:family="text">
      <style:text-properties style:use-window-font-color="true" fo:font-size="12pt" officeooo:rsid="048de806" style:font-size-asian="12pt" style:font-size-complex="12pt"/>
    </style:style>
    <style:style style:name="T13" style:family="text">
      <style:text-properties style:use-window-font-color="true" fo:font-size="12pt" officeooo:rsid="05a0b686" style:font-size-asian="12pt" style:font-size-complex="12pt"/>
    </style:style>
    <style:style style:name="T14" style:family="text">
      <style:text-properties style:use-window-font-color="true" fo:font-size="12pt" fo:font-style="italic" fo:font-weight="bold" officeooo:rsid="04739ef1" style:font-size-asian="12pt" style:font-style-asian="italic" style:font-weight-asian="bold" style:font-size-complex="12pt" style:font-weight-complex="bold"/>
    </style:style>
    <style:style style:name="T15" style:family="text">
      <style:text-properties style:use-window-font-color="true" fo:font-size="12pt" fo:font-style="italic" fo:font-weight="normal" officeooo:rsid="04803052" style:font-size-asian="12pt" style:font-style-asian="italic" style:font-weight-asian="normal" style:font-size-complex="12pt" style:font-style-complex="italic"/>
    </style:style>
    <style:style style:name="T16" style:family="text">
      <style:text-properties style:use-window-font-color="true" fo:font-size="12pt" fo:font-style="italic" fo:font-weight="normal" officeooo:rsid="04fa7ba5" style:font-size-asian="12pt" style:font-style-asian="italic" style:font-weight-asian="normal" style:font-size-complex="12pt" style:font-style-complex="italic" style:font-weight-complex="normal"/>
    </style:style>
    <style:style style:name="T17" style:family="text">
      <style:text-properties style:use-window-font-color="true" fo:font-size="12pt" fo:font-style="italic" fo:font-weight="normal" officeooo:rsid="05581e27" style:font-size-asian="12pt" style:font-style-asian="italic" style:font-weight-asian="normal" style:font-size-complex="12pt" style:font-style-complex="italic" style:font-weight-complex="normal"/>
    </style:style>
    <style:style style:name="T18" style:family="text">
      <style:text-properties style:use-window-font-color="true" fo:font-size="12pt" fo:font-style="italic" fo:font-weight="normal" officeooo:rsid="04fc194d" style:font-size-asian="12pt" style:font-style-asian="italic" style:font-weight-asian="normal" style:font-size-complex="12pt" style:font-style-complex="italic"/>
    </style:style>
    <style:style style:name="T19" style:family="text">
      <style:text-properties style:use-window-font-color="true" fo:font-size="12pt" fo:font-style="italic" fo:font-weight="normal" officeooo:rsid="052400b3" style:font-size-asian="12pt" style:font-style-asian="italic" style:font-weight-asian="normal" style:font-size-complex="12pt" style:font-style-complex="italic"/>
    </style:style>
    <style:style style:name="T20" style:family="text">
      <style:text-properties style:use-window-font-color="true" fo:font-size="12pt" fo:font-weight="bold" style:font-size-asian="12pt" style:font-weight-asian="bold" style:font-size-complex="12pt" style:font-weight-complex="bold"/>
    </style:style>
    <style:style style:name="T21" style:family="text">
      <style:text-properties style:use-window-font-color="true" fo:font-size="12pt" fo:font-weight="bold" officeooo:rsid="04739ef1" style:font-size-asian="12pt" style:font-weight-asian="bold" style:font-size-complex="12pt" style:font-weight-complex="bold"/>
    </style:style>
    <style:style style:name="T22" style:family="text">
      <style:text-properties style:use-window-font-color="true" fo:font-size="12pt" fo:font-weight="bold" officeooo:rsid="04741233" style:font-size-asian="12pt" style:font-weight-asian="bold" style:font-size-complex="12pt" style:font-weight-complex="bold"/>
    </style:style>
    <style:style style:name="T23" style:family="text">
      <style:text-properties style:use-window-font-color="true" fo:font-size="12pt" fo:font-weight="bold" officeooo:rsid="04896e6d" style:font-size-asian="12pt" style:font-weight-asian="bold" style:font-size-complex="12pt" style:font-weight-complex="bold"/>
    </style:style>
    <style:style style:name="T24" style:family="text">
      <style:text-properties style:use-window-font-color="true" fo:font-size="12pt" fo:font-weight="bold" officeooo:rsid="048de806" style:font-size-asian="12pt" style:font-weight-asian="bold" style:font-size-complex="12pt" style:font-weight-complex="bold"/>
    </style:style>
    <style:style style:name="T25" style:family="text">
      <style:text-properties style:use-window-font-color="true" fo:font-size="12pt" fo:font-weight="bold" officeooo:rsid="0513abfb" style:font-size-asian="12pt" style:font-weight-asian="bold" style:font-size-complex="12pt" style:font-weight-complex="bold"/>
    </style:style>
    <style:style style:name="T26" style:family="text">
      <style:text-properties style:use-window-font-color="true" fo:font-size="12pt" fo:font-weight="bold" officeooo:rsid="05146c22" style:font-size-asian="12pt" style:font-weight-asian="bold" style:font-size-complex="12pt" style:font-weight-complex="bold"/>
    </style:style>
    <style:style style:name="T27" style:family="text">
      <style:text-properties style:use-window-font-color="true" fo:font-size="12pt" fo:font-weight="bold" officeooo:rsid="054b3372" style:font-size-asian="12pt" style:font-weight-asian="bold" style:font-size-complex="12pt" style:font-weight-complex="bold"/>
    </style:style>
    <style:style style:name="T28" style:family="text">
      <style:text-properties style:use-window-font-color="true" fo:font-size="12pt" fo:font-weight="bold" officeooo:rsid="055b8763" style:font-size-asian="12pt" style:font-weight-asian="bold" style:font-size-complex="12pt" style:font-weight-complex="bold"/>
    </style:style>
    <style:style style:name="T29" style:family="text">
      <style:text-properties style:use-window-font-color="true" fo:font-size="12pt" fo:font-weight="bold" officeooo:rsid="0560fdbc" style:font-size-asian="12pt" style:font-weight-asian="bold" style:font-size-complex="12pt" style:font-weight-complex="bold"/>
    </style:style>
    <style:style style:name="T30" style:family="text">
      <style:text-properties style:use-window-font-color="true" fo:font-size="12pt" fo:font-weight="normal" style:font-size-asian="12pt" style:font-weight-asian="normal" style:font-size-complex="12pt"/>
    </style:style>
    <style:style style:name="T31" style:family="text">
      <style:text-properties style:use-window-font-color="true" fo:font-size="12pt" fo:font-weight="normal" officeooo:rsid="047f464b" style:font-size-asian="12pt" style:font-weight-asian="normal" style:font-size-complex="12pt"/>
    </style:style>
    <style:style style:name="T32" style:family="text">
      <style:text-properties style:use-window-font-color="true" fo:font-size="12pt" fo:font-weight="normal" officeooo:rsid="04803052" style:font-size-asian="12pt" style:font-weight-asian="normal" style:font-size-complex="12pt"/>
    </style:style>
    <style:style style:name="T33" style:family="text">
      <style:text-properties style:use-window-font-color="true" fo:font-size="12pt" fo:font-weight="normal" officeooo:rsid="0480a0b0" style:font-size-asian="12pt" style:font-weight-asian="normal" style:font-size-complex="12pt"/>
    </style:style>
    <style:style style:name="T34" style:family="text">
      <style:text-properties style:use-window-font-color="true" fo:font-size="12pt" fo:font-weight="normal" style:font-size-asian="12pt" style:font-weight-asian="normal" style:font-size-complex="12pt" style:font-weight-complex="normal"/>
    </style:style>
    <style:style style:name="T35" style:family="text">
      <style:text-properties style:use-window-font-color="true" fo:font-size="12pt" fo:font-weight="normal" officeooo:rsid="04896e6d" style:font-size-asian="12pt" style:font-weight-asian="normal" style:font-size-complex="12pt" style:font-weight-complex="normal"/>
    </style:style>
    <style:style style:name="T36" style:family="text">
      <style:text-properties style:use-window-font-color="true" fo:font-size="12pt" fo:font-weight="normal" officeooo:rsid="048de806" style:font-size-asian="12pt" style:font-weight-asian="normal" style:font-size-complex="12pt" style:font-weight-complex="normal"/>
    </style:style>
    <style:style style:name="T37" style:family="text">
      <style:text-properties style:use-window-font-color="true" fo:font-size="12pt" fo:font-weight="normal" officeooo:rsid="0497c241" style:font-size-asian="12pt" style:font-weight-asian="normal" style:font-size-complex="12pt" style:font-weight-complex="normal"/>
    </style:style>
    <style:style style:name="T38" style:family="text">
      <style:text-properties style:use-window-font-color="true" fo:font-size="12pt" fo:font-weight="normal" officeooo:rsid="048e427e" style:font-size-asian="12pt" style:font-weight-asian="normal" style:font-size-complex="12pt" style:font-weight-complex="normal"/>
    </style:style>
    <style:style style:name="T39" style:family="text">
      <style:text-properties style:use-window-font-color="true" fo:font-size="12pt" fo:font-weight="normal" officeooo:rsid="0592ca83" style:font-size-asian="12pt" style:font-weight-asian="normal" style:font-size-complex="12pt" style:font-weight-complex="normal"/>
    </style:style>
    <style:style style:name="T40" style:family="text">
      <style:text-properties style:use-window-font-color="true" fo:font-size="12pt" fo:font-weight="normal" officeooo:rsid="04f9b582" style:font-size-asian="12pt" style:font-weight-asian="normal" style:font-size-complex="12pt" style:font-weight-complex="normal"/>
    </style:style>
    <style:style style:name="T41" style:family="text">
      <style:text-properties style:use-window-font-color="true" fo:font-size="12pt" fo:font-weight="normal" officeooo:rsid="04fa7ba5" style:font-size-asian="12pt" style:font-weight-asian="normal" style:font-size-complex="12pt" style:font-weight-complex="normal"/>
    </style:style>
    <style:style style:name="T42" style:family="text">
      <style:text-properties style:use-window-font-color="true" fo:font-size="12pt" fo:font-weight="normal" officeooo:rsid="053bb552" style:font-size-asian="12pt" style:font-weight-asian="normal" style:font-size-complex="12pt" style:font-weight-complex="normal"/>
    </style:style>
    <style:style style:name="T43" style:family="text">
      <style:text-properties style:use-window-font-color="true" fo:font-size="12pt" fo:font-weight="normal" officeooo:rsid="0647a382" style:font-size-asian="12pt" style:font-weight-asian="normal" style:font-size-complex="12pt" style:font-weight-complex="normal"/>
    </style:style>
    <style:style style:name="T44" style:family="text">
      <style:text-properties style:use-window-font-color="true" fo:font-size="12pt" fo:font-weight="normal" officeooo:rsid="064794c2" style:font-size-asian="12pt" style:font-weight-asian="normal" style:font-size-complex="12pt" style:font-weight-complex="normal"/>
    </style:style>
    <style:style style:name="T45" style:family="text">
      <style:text-properties style:use-window-font-color="true" fo:font-size="12pt" fo:font-weight="normal" officeooo:rsid="0647ccc0" style:font-size-asian="12pt" style:font-weight-asian="normal" style:font-size-complex="12pt" style:font-weight-complex="normal"/>
    </style:style>
    <style:style style:name="T46" style:family="text">
      <style:text-properties style:use-window-font-color="true" fo:font-size="12pt" fo:font-weight="normal" officeooo:rsid="0653be4f" style:font-size-asian="12pt" style:font-weight-asian="normal" style:font-size-complex="12pt" style:font-weight-complex="normal"/>
    </style:style>
    <style:style style:name="T47" style:family="text">
      <style:text-properties style:use-window-font-color="true" fo:font-size="12pt" fo:font-weight="normal" officeooo:rsid="064988e1" style:font-size-asian="12pt" style:font-weight-asian="normal" style:font-size-complex="12pt" style:font-weight-complex="normal"/>
    </style:style>
    <style:style style:name="T48" style:family="text">
      <style:text-properties style:use-window-font-color="true" fo:font-size="12pt" fo:font-weight="normal" officeooo:rsid="051f6bf5" style:font-size-asian="12pt" style:font-weight-asian="normal" style:font-size-complex="12pt" style:font-weight-complex="normal"/>
    </style:style>
    <style:style style:name="T49" style:family="text">
      <style:text-properties style:use-window-font-color="true" fo:font-size="12pt" fo:font-weight="normal" officeooo:rsid="054b3372" style:font-size-asian="12pt" style:font-weight-asian="normal" style:font-size-complex="12pt" style:font-weight-complex="normal"/>
    </style:style>
    <style:style style:name="T50" style:family="text">
      <style:text-properties style:use-window-font-color="true" fo:font-size="12pt" fo:font-weight="normal" officeooo:rsid="054f5c68" style:font-size-asian="12pt" style:font-weight-asian="normal" style:font-size-complex="12pt" style:font-weight-complex="normal"/>
    </style:style>
    <style:style style:name="T51" style:family="text">
      <style:text-properties style:use-window-font-color="true" fo:font-size="12pt" fo:font-weight="normal" officeooo:rsid="0650070f" style:font-size-asian="12pt" style:font-weight-asian="normal" style:font-size-complex="12pt" style:font-weight-complex="normal"/>
    </style:style>
    <style:style style:name="T52" style:family="text">
      <style:text-properties style:use-window-font-color="true" fo:font-size="12pt" fo:font-weight="normal" officeooo:rsid="0551144a" style:font-size-asian="12pt" style:font-weight-asian="normal" style:font-size-complex="12pt" style:font-weight-complex="normal"/>
    </style:style>
    <style:style style:name="T53" style:family="text">
      <style:text-properties style:use-window-font-color="true" fo:font-size="12pt" fo:font-weight="normal" officeooo:rsid="05560a6f" style:font-size-asian="12pt" style:font-weight-asian="normal" style:font-size-complex="12pt" style:font-weight-complex="normal"/>
    </style:style>
    <style:style style:name="T54" style:family="text">
      <style:text-properties style:use-window-font-color="true" fo:font-size="12pt" fo:font-weight="normal" officeooo:rsid="05576102" style:font-size-asian="12pt" style:font-weight-asian="normal" style:font-size-complex="12pt" style:font-weight-complex="normal"/>
    </style:style>
    <style:style style:name="T55" style:family="text">
      <style:text-properties style:use-window-font-color="true" fo:font-size="12pt" fo:font-weight="normal" officeooo:rsid="05581e27" style:font-size-asian="12pt" style:font-weight-asian="normal" style:font-size-complex="12pt" style:font-weight-complex="normal"/>
    </style:style>
    <style:style style:name="T56" style:family="text">
      <style:text-properties style:use-window-font-color="true" fo:font-size="12pt" fo:font-weight="normal" officeooo:rsid="0559f595" style:font-size-asian="12pt" style:font-weight-asian="normal" style:font-size-complex="12pt" style:font-weight-complex="normal"/>
    </style:style>
    <style:style style:name="T57" style:family="text">
      <style:text-properties style:use-window-font-color="true" fo:font-size="12pt" fo:font-weight="normal" officeooo:rsid="055b8763" style:font-size-asian="12pt" style:font-weight-asian="normal" style:font-size-complex="12pt" style:font-weight-complex="normal"/>
    </style:style>
    <style:style style:name="T58" style:family="text">
      <style:text-properties style:use-window-font-color="true" fo:font-size="12pt" fo:font-weight="normal" officeooo:rsid="055d47ca" style:font-size-asian="12pt" style:font-weight-asian="normal" style:font-size-complex="12pt" style:font-weight-complex="normal"/>
    </style:style>
    <style:style style:name="T59" style:family="text">
      <style:text-properties style:use-window-font-color="true" fo:font-size="12pt" fo:font-weight="normal" officeooo:rsid="061ffb97" style:font-size-asian="12pt" style:font-weight-asian="normal" style:font-size-complex="12pt" style:font-weight-complex="normal"/>
    </style:style>
    <style:style style:name="T60" style:family="text">
      <style:text-properties style:use-window-font-color="true" fo:font-size="12pt" fo:font-weight="normal" officeooo:rsid="055d9fc9" style:font-size-asian="12pt" style:font-weight-asian="normal" style:font-size-complex="12pt" style:font-weight-complex="normal"/>
    </style:style>
    <style:style style:name="T61" style:family="text">
      <style:text-properties style:use-window-font-color="true" fo:font-size="12pt" fo:font-weight="normal" officeooo:rsid="0560fdbc" style:font-size-asian="12pt" style:font-weight-asian="normal" style:font-size-complex="12pt" style:font-weight-complex="normal"/>
    </style:style>
    <style:style style:name="T62" style:family="text">
      <style:text-properties style:use-window-font-color="true" fo:font-size="12pt" fo:font-weight="normal" officeooo:rsid="062533bc" style:font-size-asian="12pt" style:font-weight-asian="normal" style:font-size-complex="12pt" style:font-weight-complex="normal"/>
    </style:style>
    <style:style style:name="T63" style:family="text">
      <style:text-properties style:use-window-font-color="true" fo:font-size="12pt" fo:font-weight="normal" officeooo:rsid="0625bf93" style:font-size-asian="12pt" style:font-weight-asian="normal" style:font-size-complex="12pt" style:font-weight-complex="normal"/>
    </style:style>
    <style:style style:name="T64" style:family="text">
      <style:text-properties style:use-window-font-color="true" fo:font-size="12pt" fo:font-weight="normal" officeooo:rsid="065a7b95" style:font-size-asian="12pt" style:font-weight-asian="normal" style:font-size-complex="12pt" style:font-weight-complex="normal"/>
    </style:style>
    <style:style style:name="T65" style:family="text">
      <style:text-properties style:use-window-font-color="true" fo:font-size="12pt" fo:font-weight="normal" officeooo:rsid="065bf667" style:font-size-asian="12pt" style:font-weight-asian="normal" style:font-size-complex="12pt" style:font-weight-complex="normal"/>
    </style:style>
    <style:style style:name="T66" style:family="text">
      <style:text-properties style:use-window-font-color="true" fo:font-size="12pt" fo:font-weight="normal" officeooo:rsid="065cb0ab" style:font-size-asian="12pt" style:font-weight-asian="normal" style:font-size-complex="12pt" style:font-weight-complex="normal"/>
    </style:style>
    <style:style style:name="T67" style:family="text">
      <style:text-properties style:use-window-font-color="true" fo:font-size="12pt" fo:font-weight="normal" officeooo:rsid="0663347f" style:font-size-asian="12pt" style:font-weight-asian="normal" style:font-size-complex="12pt" style:font-weight-complex="normal"/>
    </style:style>
    <style:style style:name="T68" style:family="text">
      <style:text-properties style:use-window-font-color="true" fo:font-size="12pt" fo:font-weight="normal" officeooo:rsid="06671ee4" style:font-size-asian="12pt" style:font-weight-asian="normal" style:font-size-complex="12pt" style:font-weight-complex="normal"/>
    </style:style>
    <style:style style:name="T69" style:family="text">
      <style:text-properties style:use-window-font-color="true" fo:font-size="12pt" fo:font-weight="normal" officeooo:rsid="049003e2" style:font-size-asian="12pt" style:font-weight-asian="normal" style:font-size-complex="12pt"/>
    </style:style>
    <style:style style:name="T70" style:family="text">
      <style:text-properties style:use-window-font-color="true" fo:font-size="12pt" fo:font-weight="normal" officeooo:rsid="0491042b" style:font-size-asian="12pt" style:font-weight-asian="normal" style:font-size-complex="12pt"/>
    </style:style>
    <style:style style:name="T71" style:family="text">
      <style:text-properties style:use-window-font-color="true" fo:font-size="12pt" fo:font-weight="normal" officeooo:rsid="0491348b" style:font-size-asian="12pt" style:font-weight-asian="normal" style:font-size-complex="12pt"/>
    </style:style>
    <style:style style:name="T72" style:family="text">
      <style:text-properties style:use-window-font-color="true" fo:font-size="12pt" fo:font-weight="normal" officeooo:rsid="04929a27" style:font-size-asian="12pt" style:font-weight-asian="normal" style:font-size-complex="12pt"/>
    </style:style>
    <style:style style:name="T73" style:family="text">
      <style:text-properties style:use-window-font-color="true" fo:font-size="12pt" fo:font-weight="normal" officeooo:rsid="04836e86" style:font-size-asian="12pt" style:font-weight-asian="normal" style:font-size-complex="12pt"/>
    </style:style>
    <style:style style:name="T74" style:family="text">
      <style:text-properties style:use-window-font-color="true" fo:font-size="12pt" fo:font-weight="normal" officeooo:rsid="04971770" style:font-size-asian="12pt" style:font-weight-asian="normal" style:font-size-complex="12pt"/>
    </style:style>
    <style:style style:name="T75" style:family="text">
      <style:text-properties style:use-window-font-color="true" fo:font-size="12pt" fo:font-weight="normal" officeooo:rsid="0498cae6" style:font-size-asian="12pt" style:font-weight-asian="normal" style:font-size-complex="12pt"/>
    </style:style>
    <style:style style:name="T76" style:family="text">
      <style:text-properties style:use-window-font-color="true" fo:font-size="12pt" fo:font-weight="normal" officeooo:rsid="04996f3c" style:font-size-asian="12pt" style:font-weight-asian="normal" style:font-size-complex="12pt"/>
    </style:style>
    <style:style style:name="T77" style:family="text">
      <style:text-properties style:use-window-font-color="true" fo:font-size="12pt" fo:font-weight="normal" officeooo:rsid="049aea3d" style:font-size-asian="12pt" style:font-weight-asian="normal" style:font-size-complex="12pt"/>
    </style:style>
    <style:style style:name="T78" style:family="text">
      <style:text-properties style:use-window-font-color="true" fo:font-size="12pt" fo:font-weight="normal" officeooo:rsid="049e6314" style:font-size-asian="12pt" style:font-weight-asian="normal" style:font-size-complex="12pt"/>
    </style:style>
    <style:style style:name="T79" style:family="text">
      <style:text-properties style:use-window-font-color="true" fo:font-size="12pt" fo:font-weight="normal" officeooo:rsid="049f391f" style:font-size-asian="12pt" style:font-weight-asian="normal" style:font-size-complex="12pt"/>
    </style:style>
    <style:style style:name="T80" style:family="text">
      <style:text-properties style:use-window-font-color="true" fo:font-size="12pt" fo:font-weight="normal" officeooo:rsid="049fec3e" style:font-size-asian="12pt" style:font-weight-asian="normal" style:font-size-complex="12pt"/>
    </style:style>
    <style:style style:name="T81" style:family="text">
      <style:text-properties style:use-window-font-color="true" fo:font-size="12pt" fo:font-weight="normal" officeooo:rsid="04a2b74c" style:font-size-asian="12pt" style:font-weight-asian="normal" style:font-size-complex="12pt"/>
    </style:style>
    <style:style style:name="T82" style:family="text">
      <style:text-properties style:use-window-font-color="true" fo:font-size="12pt" fo:font-weight="normal" officeooo:rsid="05939a62" style:font-size-asian="12pt" style:font-weight-asian="normal" style:font-size-complex="12pt"/>
    </style:style>
    <style:style style:name="T83" style:family="text">
      <style:text-properties style:use-window-font-color="true" fo:font-size="12pt" fo:font-weight="normal" officeooo:rsid="0593b8db" style:font-size-asian="12pt" style:font-weight-asian="normal" style:font-size-complex="12pt"/>
    </style:style>
    <style:style style:name="T84" style:family="text">
      <style:text-properties style:use-window-font-color="true" fo:font-size="12pt" fo:font-weight="normal" officeooo:rsid="059598fc" style:font-size-asian="12pt" style:font-weight-asian="normal" style:font-size-complex="12pt"/>
    </style:style>
    <style:style style:name="T85" style:family="text">
      <style:text-properties style:use-window-font-color="true" fo:font-size="12pt" fo:font-weight="normal" officeooo:rsid="051f6bf5" style:font-size-asian="12pt" style:font-weight-asian="normal" style:font-size-complex="12pt"/>
    </style:style>
    <style:style style:name="T86" style:family="text">
      <style:text-properties style:use-window-font-color="true" fo:font-size="12pt" fo:font-weight="normal" officeooo:rsid="048dc168" style:font-size-asian="12pt" style:font-weight-asian="normal" style:font-size-complex="12pt"/>
    </style:style>
    <style:style style:name="T87" style:family="text">
      <style:text-properties style:use-window-font-color="true" fo:font-size="12pt" fo:font-weight="normal" officeooo:rsid="0592ca83" style:font-size-asian="12pt" style:font-weight-asian="normal" style:font-size-complex="12pt"/>
    </style:style>
    <style:style style:name="T88" style:family="text">
      <style:text-properties style:use-window-font-color="true" fo:font-size="12pt" fo:font-weight="normal" officeooo:rsid="048e427e" style:font-size-asian="12pt" style:font-weight-asian="normal" style:font-size-complex="12pt"/>
    </style:style>
    <style:style style:name="T89" style:family="text">
      <style:text-properties style:use-window-font-color="true" fo:font-size="12pt" fo:font-weight="normal" officeooo:rsid="049dab09" style:font-size-asian="12pt" style:font-weight-asian="normal" style:font-size-complex="12pt"/>
    </style:style>
    <style:style style:name="T90" style:family="text">
      <style:text-properties style:use-window-font-color="true" fo:font-size="12pt" fo:font-weight="normal" officeooo:rsid="05f9b9a7" style:font-size-asian="12pt" style:font-weight-asian="normal" style:font-size-complex="12pt"/>
    </style:style>
    <style:style style:name="T91" style:family="text">
      <style:text-properties style:use-window-font-color="true" fo:font-size="12pt" fo:font-weight="normal" officeooo:rsid="05a3a837" style:font-size-asian="12pt" style:font-weight-asian="normal" style:font-size-complex="12pt"/>
    </style:style>
    <style:style style:name="T92" style:family="text">
      <style:text-properties style:use-window-font-color="true" fo:font-size="12pt" fo:font-weight="normal" officeooo:rsid="05c8d16c" style:font-size-asian="12pt" style:font-weight-asian="normal" style:font-size-complex="12pt"/>
    </style:style>
    <style:style style:name="T93" style:family="text">
      <style:text-properties style:use-window-font-color="true" fo:font-size="12pt" fo:font-weight="normal" officeooo:rsid="05f6576b" style:font-size-asian="12pt" style:font-weight-asian="normal" style:font-size-complex="12pt"/>
    </style:style>
    <style:style style:name="T94" style:family="text">
      <style:text-properties style:use-window-font-color="true" fo:font-size="12pt" fo:font-weight="normal" officeooo:rsid="05a50ca6" style:font-size-asian="12pt" style:font-weight-asian="normal" style:font-size-complex="12pt"/>
    </style:style>
    <style:style style:name="T95" style:family="text">
      <style:text-properties style:use-window-font-color="true" fo:font-size="12pt" fo:font-weight="normal" officeooo:rsid="05af9a24" style:font-size-asian="12pt" style:font-weight-asian="normal" style:font-size-complex="12pt"/>
    </style:style>
    <style:style style:name="T96" style:family="text">
      <style:text-properties style:use-window-font-color="true" fo:font-size="12pt" fo:font-weight="normal" officeooo:rsid="05b5e17f" style:font-size-asian="12pt" style:font-weight-asian="normal" style:font-size-complex="12pt"/>
    </style:style>
    <style:style style:name="T97" style:family="text">
      <style:text-properties style:use-window-font-color="true" fo:font-size="12pt" fo:font-weight="normal" officeooo:rsid="05ac615d" style:font-size-asian="12pt" style:font-weight-asian="normal" style:font-size-complex="12pt"/>
    </style:style>
    <style:style style:name="T98" style:family="text">
      <style:text-properties style:use-window-font-color="true" fo:font-size="12pt" fo:font-weight="normal" officeooo:rsid="05fe0a12" style:font-size-asian="12pt" style:font-weight-asian="normal" style:font-size-complex="12pt"/>
    </style:style>
    <style:style style:name="T99" style:family="text">
      <style:text-properties style:use-window-font-color="true" fo:font-size="12pt" fo:font-weight="normal" officeooo:rsid="05bb410a" style:font-size-asian="12pt" style:font-weight-asian="normal" style:font-size-complex="12pt"/>
    </style:style>
    <style:style style:name="T100" style:family="text">
      <style:text-properties style:use-window-font-color="true" fo:font-size="12pt" fo:font-weight="normal" officeooo:rsid="05acbb4d" style:font-size-asian="12pt" style:font-weight-asian="normal" style:font-size-complex="12pt"/>
    </style:style>
    <style:style style:name="T101" style:family="text">
      <style:text-properties style:use-window-font-color="true" fo:font-size="12pt" fo:font-weight="normal" officeooo:rsid="060d8b7a" style:font-size-asian="12pt" style:font-weight-asian="normal" style:font-size-complex="12pt"/>
    </style:style>
    <style:style style:name="T102" style:family="text">
      <style:text-properties style:use-window-font-color="true" fo:font-size="12pt" fo:font-weight="normal" officeooo:rsid="05acbb4d" style:font-size-asian="12pt" style:font-weight-asian="normal" style:font-size-complex="12pt" style:language-complex="he" style:country-complex="IL"/>
    </style:style>
    <style:style style:name="T103" style:family="text">
      <style:text-properties style:use-window-font-color="true" fo:font-size="12pt" fo:font-weight="normal" officeooo:rsid="060da64e" style:font-size-asian="12pt" style:font-weight-asian="normal" style:font-size-complex="12pt"/>
    </style:style>
    <style:style style:name="T104" style:family="text">
      <style:text-properties style:use-window-font-color="true" fo:font-size="12pt" fo:font-weight="normal" officeooo:rsid="05c5aa16" style:font-size-asian="12pt" style:font-weight-asian="normal" style:font-size-complex="12pt"/>
    </style:style>
    <style:style style:name="T105" style:family="text">
      <style:text-properties style:use-window-font-color="true" fo:font-size="12pt" fo:font-weight="normal" officeooo:rsid="05ae35dc" style:font-size-asian="12pt" style:font-weight-asian="normal" style:font-size-complex="12pt"/>
    </style:style>
    <style:style style:name="T106" style:family="text">
      <style:text-properties style:use-window-font-color="true" fo:font-size="12pt" fo:font-weight="normal" officeooo:rsid="05d6c0c1" style:font-size-asian="12pt" style:font-weight-asian="normal" style:font-size-complex="12pt"/>
    </style:style>
    <style:style style:name="T107" style:family="text">
      <style:text-properties style:use-window-font-color="true" fo:font-size="12pt" fo:font-weight="normal" officeooo:rsid="05b47bc3" style:font-size-asian="12pt" style:font-weight-asian="normal" style:font-size-complex="12pt"/>
    </style:style>
    <style:style style:name="T108" style:family="text">
      <style:text-properties style:use-window-font-color="true" fo:font-size="12pt" fo:font-weight="normal" officeooo:rsid="05b7994c" style:font-size-asian="12pt" style:font-weight-asian="normal" style:font-size-complex="12pt"/>
    </style:style>
    <style:style style:name="T109" style:family="text">
      <style:text-properties style:use-window-font-color="true" fo:font-size="12pt" fo:font-weight="normal" officeooo:rsid="05b9e168" style:font-size-asian="12pt" style:font-weight-asian="normal" style:font-size-complex="12pt"/>
    </style:style>
    <style:style style:name="T110" style:family="text">
      <style:text-properties style:use-window-font-color="true" fo:font-size="12pt" fo:font-weight="normal" officeooo:rsid="05c0af26" style:font-size-asian="12pt" style:font-weight-asian="normal" style:font-size-complex="12pt"/>
    </style:style>
    <style:style style:name="T111" style:family="text">
      <style:text-properties style:use-window-font-color="true" fo:font-size="12pt" fo:font-weight="normal" officeooo:rsid="05c1ae48" style:font-size-asian="12pt" style:font-weight-asian="normal" style:font-size-complex="12pt"/>
    </style:style>
    <style:style style:name="T112" style:family="text">
      <style:text-properties style:use-window-font-color="true" fo:font-size="12pt" fo:font-weight="normal" officeooo:rsid="05c5c2e8" style:font-size-asian="12pt" style:font-weight-asian="normal" style:font-size-complex="12pt"/>
    </style:style>
    <style:style style:name="T113" style:family="text">
      <style:text-properties style:use-window-font-color="true" fo:font-size="12pt" fo:font-weight="normal" officeooo:rsid="05c608d1" style:font-size-asian="12pt" style:font-weight-asian="normal" style:font-size-complex="12pt"/>
    </style:style>
    <style:style style:name="T114" style:family="text">
      <style:text-properties style:use-window-font-color="true" fo:font-size="12pt" fo:font-weight="normal" officeooo:rsid="05d9e4cf" style:font-size-asian="12pt" style:font-weight-asian="normal" style:font-size-complex="12pt"/>
    </style:style>
    <style:style style:name="T115" style:family="text">
      <style:text-properties style:use-window-font-color="true" fo:font-size="12pt" fo:font-weight="normal" officeooo:rsid="060b2fbf" style:font-size-asian="12pt" style:font-weight-asian="normal" style:font-size-complex="12pt"/>
    </style:style>
    <style:style style:name="T116" style:family="text">
      <style:text-properties style:use-window-font-color="true" fo:font-size="12pt" fo:font-weight="normal" officeooo:rsid="05e5cf77" style:font-size-asian="12pt" style:font-weight-asian="normal" style:font-size-complex="12pt"/>
    </style:style>
    <style:style style:name="T117" style:family="text">
      <style:text-properties style:use-window-font-color="true" fo:font-size="12pt" fo:font-weight="normal" officeooo:rsid="05ee7256" style:font-size-asian="12pt" style:font-weight-asian="normal" style:font-size-complex="12pt"/>
    </style:style>
    <style:style style:name="T118" style:family="text">
      <style:text-properties style:use-window-font-color="true" fo:font-size="12pt" fo:font-weight="normal" officeooo:rsid="05e4c48c" style:font-size-asian="12pt" style:font-weight-asian="normal" style:font-size-complex="12pt"/>
    </style:style>
    <style:style style:name="T119" style:family="text">
      <style:text-properties style:use-window-font-color="true" fo:font-size="12pt" fo:font-weight="normal" officeooo:rsid="05dbe10d" style:font-size-asian="12pt" style:font-weight-asian="normal" style:font-size-complex="12pt"/>
    </style:style>
    <style:style style:name="T120" style:family="text">
      <style:text-properties style:use-window-font-color="true" fo:font-size="12pt" fo:font-weight="normal" officeooo:rsid="0612e1b8" style:font-size-asian="12pt" style:font-weight-asian="normal" style:font-size-complex="12pt"/>
    </style:style>
    <style:style style:name="T121" style:family="text">
      <style:text-properties style:use-window-font-color="true" fo:font-size="12pt" fo:font-weight="normal" officeooo:rsid="05e95b52" style:font-size-asian="12pt" style:font-weight-asian="normal" style:font-size-complex="12pt"/>
    </style:style>
    <style:style style:name="T122" style:family="text">
      <style:text-properties style:use-window-font-color="true" fo:font-size="12pt" fo:font-weight="normal" officeooo:rsid="05c76381" style:font-size-asian="12pt" style:font-weight-asian="normal" style:font-size-complex="12pt"/>
    </style:style>
    <style:style style:name="T123" style:family="text">
      <style:text-properties style:use-window-font-color="true" fo:font-size="12pt" fo:font-weight="normal" officeooo:rsid="06116b5a" style:font-size-asian="12pt" style:font-weight-asian="normal" style:font-size-complex="12pt"/>
    </style:style>
    <style:style style:name="T124" style:family="text">
      <style:text-properties style:use-window-font-color="true" fo:font-size="12pt" fo:font-weight="normal" officeooo:rsid="05eb168a" style:font-size-asian="12pt" style:font-weight-asian="normal" style:font-size-complex="12pt"/>
    </style:style>
    <style:style style:name="T125" style:family="text">
      <style:text-properties style:use-window-font-color="true" fo:font-size="12pt" fo:font-weight="normal" officeooo:rsid="05f0ffac" style:font-size-asian="12pt" style:font-weight-asian="normal" style:font-size-complex="12pt"/>
    </style:style>
    <style:style style:name="T126" style:family="text">
      <style:text-properties style:use-window-font-color="true" fo:font-size="12pt" fo:font-weight="normal" officeooo:rsid="0603bb74" style:font-size-asian="12pt" style:font-weight-asian="normal" style:font-size-complex="12pt"/>
    </style:style>
    <style:style style:name="T127" style:family="text">
      <style:text-properties style:use-window-font-color="true" fo:font-size="12pt" fo:font-weight="normal" officeooo:rsid="04e96636" style:font-size-asian="12pt" style:font-weight-asian="normal" style:font-size-complex="12pt"/>
    </style:style>
    <style:style style:name="T128" style:family="text">
      <style:text-properties style:use-window-font-color="true" fo:font-size="12pt" fo:font-weight="normal" officeooo:rsid="04fc194d" style:font-size-asian="12pt" style:font-weight-asian="normal" style:font-size-complex="12pt"/>
    </style:style>
    <style:style style:name="T129" style:family="text">
      <style:text-properties style:use-window-font-color="true" fo:font-size="12pt" fo:font-weight="normal" officeooo:rsid="061b90df" style:font-size-asian="12pt" style:font-weight-asian="normal" style:font-size-complex="12pt"/>
    </style:style>
    <style:style style:name="T130" style:family="text">
      <style:text-properties style:use-window-font-color="true" fo:font-size="12pt" fo:font-weight="normal" officeooo:rsid="04fd9722" style:font-size-asian="12pt" style:font-weight-asian="normal" style:font-size-complex="12pt"/>
    </style:style>
    <style:style style:name="T131" style:family="text">
      <style:text-properties style:use-window-font-color="true" fo:font-size="12pt" fo:font-weight="normal" officeooo:rsid="050caeb6" style:font-size-asian="12pt" style:font-weight-asian="normal" style:font-size-complex="12pt"/>
    </style:style>
    <style:style style:name="T132" style:family="text">
      <style:text-properties style:use-window-font-color="true" fo:font-size="12pt" fo:font-weight="normal" officeooo:rsid="050d7ac1" style:font-size-asian="12pt" style:font-weight-asian="normal" style:font-size-complex="12pt"/>
    </style:style>
    <style:style style:name="T133" style:family="text">
      <style:text-properties style:use-window-font-color="true" fo:font-size="12pt" fo:font-weight="normal" officeooo:rsid="0505e252" style:font-size-asian="12pt" style:font-weight-asian="normal" style:font-size-complex="12pt"/>
    </style:style>
    <style:style style:name="T134" style:family="text">
      <style:text-properties style:use-window-font-color="true" fo:font-size="12pt" fo:font-weight="normal" officeooo:rsid="050b2825" style:font-size-asian="12pt" style:font-weight-asian="normal" style:font-size-complex="12pt"/>
    </style:style>
    <style:style style:name="T135" style:family="text">
      <style:text-properties style:use-window-font-color="true" fo:font-size="12pt" fo:font-weight="normal" officeooo:rsid="050f5d03" style:font-size-asian="12pt" style:font-weight-asian="normal" style:font-size-complex="12pt"/>
    </style:style>
    <style:style style:name="T136" style:family="text">
      <style:text-properties style:use-window-font-color="true" fo:font-size="12pt" fo:font-weight="normal" officeooo:rsid="05103b7d" style:font-size-asian="12pt" style:font-weight-asian="normal" style:font-size-complex="12pt"/>
    </style:style>
    <style:style style:name="T137" style:family="text">
      <style:text-properties style:use-window-font-color="true" fo:font-size="12pt" fo:font-weight="normal" officeooo:rsid="05105fe6" style:font-size-asian="12pt" style:font-weight-asian="normal" style:font-size-complex="12pt"/>
    </style:style>
    <style:style style:name="T138" style:family="text">
      <style:text-properties style:use-window-font-color="true" fo:font-size="12pt" fo:font-weight="normal" officeooo:rsid="05123d7c" style:font-size-asian="12pt" style:font-weight-asian="normal" style:font-size-complex="12pt"/>
    </style:style>
    <style:style style:name="T139" style:family="text">
      <style:text-properties style:use-window-font-color="true" fo:font-size="12pt" fo:font-weight="normal" officeooo:rsid="0513abfb" style:font-size-asian="12pt" style:font-weight-asian="normal" style:font-size-complex="12pt"/>
    </style:style>
    <style:style style:name="T140" style:family="text">
      <style:text-properties style:use-window-font-color="true" fo:font-size="12pt" fo:font-weight="normal" officeooo:rsid="05146c22" style:font-size-asian="12pt" style:font-weight-asian="normal" style:font-size-complex="12pt"/>
    </style:style>
    <style:style style:name="T141" style:family="text">
      <style:text-properties style:use-window-font-color="true" fo:font-size="12pt" fo:font-weight="normal" officeooo:rsid="053d529b" style:font-size-asian="12pt" style:font-weight-asian="normal" style:font-size-complex="12pt"/>
    </style:style>
    <style:style style:name="T142" style:family="text">
      <style:text-properties style:use-window-font-color="true" fo:font-size="12pt" fo:font-weight="normal" officeooo:rsid="05163f0f" style:font-size-asian="12pt" style:font-weight-asian="normal" style:font-size-complex="12pt"/>
    </style:style>
    <style:style style:name="T143" style:family="text">
      <style:text-properties style:use-window-font-color="true" fo:font-size="12pt" fo:font-weight="normal" officeooo:rsid="051a20c3" style:font-size-asian="12pt" style:font-weight-asian="normal" style:font-size-complex="12pt"/>
    </style:style>
    <style:style style:name="T144" style:family="text">
      <style:text-properties style:use-window-font-color="true" fo:font-size="12pt" fo:font-weight="normal" officeooo:rsid="051b68f7" style:font-size-asian="12pt" style:font-weight-asian="normal" style:font-size-complex="12pt"/>
    </style:style>
    <style:style style:name="T145" style:family="text">
      <style:text-properties style:use-window-font-color="true" fo:font-size="12pt" fo:font-weight="normal" officeooo:rsid="064043ec" style:font-size-asian="12pt" style:font-weight-asian="normal" style:font-size-complex="12pt"/>
    </style:style>
    <style:style style:name="T146" style:family="text">
      <style:text-properties style:use-window-font-color="true" fo:font-size="12pt" fo:font-weight="normal" officeooo:rsid="06477fb5" style:font-size-asian="12pt" style:font-weight-asian="normal" style:font-size-complex="12pt"/>
    </style:style>
    <style:style style:name="T147" style:family="text">
      <style:text-properties style:use-window-font-color="true" fo:font-size="12pt" fo:font-weight="normal" officeooo:rsid="064794c2" style:font-size-asian="12pt" style:font-weight-asian="normal" style:font-size-complex="12pt"/>
    </style:style>
    <style:style style:name="T148" style:family="text">
      <style:text-properties style:use-window-font-color="true" fo:font-size="12pt" fo:font-weight="normal" officeooo:rsid="0645bce9" style:font-size-asian="12pt" style:font-weight-asian="normal" style:font-size-complex="12pt"/>
    </style:style>
    <style:style style:name="T149" style:family="text">
      <style:text-properties style:use-window-font-color="true" fo:font-size="12pt" fo:font-weight="normal" officeooo:rsid="0647a382" style:font-size-asian="12pt" style:font-weight-asian="normal" style:font-size-complex="12pt"/>
    </style:style>
    <style:style style:name="T150" style:family="text">
      <style:text-properties style:use-window-font-color="true" fo:font-size="12pt" fo:font-weight="normal" style:font-size-asian="12pt" style:font-weight-asian="normal" style:font-size-complex="12pt" style:font-weight-complex="bold"/>
    </style:style>
    <style:style style:name="T151" style:family="text">
      <style:text-properties style:use-window-font-color="true" fo:font-size="12pt" fo:font-weight="normal" officeooo:rsid="052727c5" style:font-size-asian="12pt" style:font-weight-asian="normal" style:font-size-complex="12pt"/>
    </style:style>
    <style:style style:name="T152" style:family="text">
      <style:text-properties style:use-window-font-color="true" fo:font-size="12pt" fo:font-weight="normal" officeooo:rsid="054d8ad3" style:font-size-asian="12pt" style:font-weight-asian="normal" style:font-size-complex="12pt"/>
    </style:style>
    <style:style style:name="T153" style:family="text">
      <style:text-properties style:use-window-font-color="true" fo:font-size="12pt" fo:font-weight="normal" officeooo:rsid="0542d01c" style:font-size-asian="12pt" style:font-weight-asian="normal" style:font-size-complex="12pt"/>
    </style:style>
    <style:style style:name="T154" style:family="text">
      <style:text-properties style:use-window-font-color="true" fo:font-size="12pt" fo:font-weight="normal" officeooo:rsid="0545d62f" style:font-size-asian="12pt" style:font-weight-asian="normal" style:font-size-complex="12pt"/>
    </style:style>
    <style:style style:name="T155" style:family="text">
      <style:text-properties style:use-window-font-color="true" fo:font-size="12pt" fo:font-weight="normal" officeooo:rsid="054e4547" style:font-size-asian="12pt" style:font-weight-asian="normal" style:font-size-complex="12pt"/>
    </style:style>
    <style:style style:name="T156" style:family="text">
      <style:text-properties style:use-window-font-color="true" fo:font-size="12pt" fo:font-weight="normal" officeooo:rsid="064b6297" style:font-size-asian="12pt" style:font-weight-asian="normal" style:font-size-complex="12pt"/>
    </style:style>
    <style:style style:name="T157" style:family="text">
      <style:text-properties style:use-window-font-color="true" fo:font-size="12pt" fo:font-weight="normal" officeooo:rsid="064ab6d8" style:font-size-asian="12pt" style:font-weight-asian="normal" style:font-size-complex="12pt"/>
    </style:style>
    <style:style style:name="T158" style:family="text">
      <style:text-properties style:use-window-font-color="true" fo:font-size="12pt" fo:font-weight="normal" officeooo:rsid="064bec78" style:font-size-asian="12pt" style:font-weight-asian="normal" style:font-size-complex="12pt"/>
    </style:style>
    <style:style style:name="T159" style:family="text">
      <style:text-properties style:use-window-font-color="true" fo:font-size="12pt" fo:font-weight="normal" officeooo:rsid="0650a59d" style:font-size-asian="12pt" style:font-weight-asian="normal" style:font-size-complex="12pt"/>
    </style:style>
    <style:style style:name="T160" style:family="text">
      <style:text-properties style:use-window-font-color="true" fo:font-size="12pt" fo:font-weight="normal" officeooo:rsid="064e8a49" style:font-size-asian="12pt" style:font-weight-asian="normal" style:font-size-complex="12pt"/>
    </style:style>
    <style:style style:name="T161" style:family="text">
      <style:text-properties style:use-window-font-color="true" fo:font-size="12pt" fo:font-weight="normal" officeooo:rsid="0653eabe" style:font-size-asian="12pt" style:font-weight-asian="normal" style:font-size-complex="12pt"/>
    </style:style>
    <style:style style:name="T162" style:family="text">
      <style:text-properties style:use-window-font-color="true" fo:font-size="12pt" fo:font-weight="normal" officeooo:rsid="054b3372" style:font-size-asian="12pt" style:font-weight-asian="normal" style:font-size-complex="12pt"/>
    </style:style>
    <style:style style:name="T163" style:family="text">
      <style:text-properties style:use-window-font-color="true" fo:font-size="12pt" fo:font-weight="normal" officeooo:rsid="054f5c68" style:font-size-asian="12pt" style:font-weight-asian="normal" style:font-size-complex="12pt"/>
    </style:style>
    <style:style style:name="T164" style:family="text">
      <style:text-properties style:use-window-font-color="true" fo:font-size="12pt" fo:font-weight="normal" officeooo:rsid="052400b3" style:font-size-asian="12pt" style:font-weight-asian="normal" style:font-size-complex="12pt"/>
    </style:style>
    <style:style style:name="T165" style:family="text">
      <style:text-properties style:use-window-font-color="true" fo:font-size="12pt" fo:font-weight="normal" officeooo:rsid="0578b3a6" style:font-size-asian="12pt" style:font-weight-asian="normal" style:font-size-complex="12pt"/>
    </style:style>
    <style:style style:name="T166" style:family="text">
      <style:text-properties style:use-window-font-color="true" fo:font-size="12pt" fo:font-weight="normal" officeooo:rsid="052bb894" style:font-size-asian="12pt" style:font-weight-asian="normal" style:font-size-complex="12pt"/>
    </style:style>
    <style:style style:name="T167" style:family="text">
      <style:text-properties style:use-window-font-color="true" fo:font-size="12pt" fo:font-weight="normal" officeooo:rsid="052c385e" style:font-size-asian="12pt" style:font-weight-asian="normal" style:font-size-complex="12pt"/>
    </style:style>
    <style:style style:name="T168" style:family="text">
      <style:text-properties style:use-window-font-color="true" fo:font-size="12pt" fo:font-weight="normal" officeooo:rsid="05799f1f" style:font-size-asian="12pt" style:font-weight-asian="normal" style:font-size-complex="12pt"/>
    </style:style>
    <style:style style:name="T169" style:family="text">
      <style:text-properties style:use-window-font-color="true" fo:font-size="12pt" fo:language="he" fo:country="IL" fo:font-weight="normal" officeooo:rsid="05acbb4d" style:font-size-asian="12pt" style:font-weight-asian="normal" style:font-size-complex="12pt"/>
    </style:style>
    <style:style style:name="T170" style:family="text">
      <style:text-properties style:use-window-font-color="true" style:text-position="super 58%" fo:font-size="12pt" fo:font-weight="normal" officeooo:rsid="051b68f7" style:font-size-asian="12pt" style:font-weight-asian="normal" style:font-size-complex="12pt"/>
    </style:style>
    <style:style style:name="T171" style:family="text">
      <style:text-properties style:use-window-font-color="true" style:text-position="9% 100%" fo:font-size="36pt" fo:font-weight="normal" officeooo:rsid="065cb0ab" style:font-size-asian="36pt" style:font-weight-asian="normal" style:font-size-complex="12pt" style:font-weight-complex="normal"/>
    </style:style>
    <style:style style:name="T172" style:family="text">
      <style:text-properties fo:font-weight="bold" style:font-weight-asian="bold" style:font-weight-complex="bold"/>
    </style:style>
    <style:style style:name="T173" style:family="text">
      <style:text-properties fo:font-weight="bold" officeooo:rsid="0406434b" style:font-weight-asian="bold" style:font-weight-complex="bold"/>
    </style:style>
    <style:style style:name="T174" style:family="text">
      <style:text-properties fo:font-weight="bold" officeooo:rsid="04e96636" style:font-weight-asian="bold" style:font-weight-complex="bold"/>
    </style:style>
    <style:style style:name="T175" style:family="text">
      <style:text-properties fo:font-weight="bold" officeooo:rsid="0639f2f8" style:font-weight-asian="bold" style:font-weight-complex="bold"/>
    </style:style>
    <style:style style:name="T176" style:family="text">
      <style:text-properties fo:font-weight="bold" officeooo:rsid="066be7b8" style:font-weight-asian="bold" style:font-weight-complex="bold"/>
    </style:style>
    <style:style style:name="T177" style:family="text">
      <style:text-properties fo:font-weight="bold" officeooo:rsid="066be7b8" style:font-weight-asian="bold"/>
    </style:style>
    <style:style style:name="T178" style:family="text">
      <style:text-properties officeooo:rsid="04a78362"/>
    </style:style>
    <style:style style:name="T179" style:family="text">
      <style:text-properties officeooo:rsid="0406434b"/>
    </style:style>
    <style:style style:name="T180" style:family="text">
      <style:text-properties fo:font-weight="normal" style:font-weight-asian="normal"/>
    </style:style>
    <style:style style:name="T181" style:family="text">
      <style:text-properties fo:font-weight="normal" officeooo:rsid="0402c503" style:font-weight-asian="normal"/>
    </style:style>
    <style:style style:name="T182" style:family="text">
      <style:text-properties fo:font-weight="normal" officeooo:rsid="04ab418b" style:font-weight-asian="normal"/>
    </style:style>
    <style:style style:name="T183" style:family="text">
      <style:text-properties fo:font-weight="normal" officeooo:rsid="04ad3d74" style:font-weight-asian="normal"/>
    </style:style>
    <style:style style:name="T184" style:family="text">
      <style:text-properties fo:font-weight="normal" officeooo:rsid="04929a27" style:font-weight-asian="normal"/>
    </style:style>
    <style:style style:name="T185" style:family="text">
      <style:text-properties fo:font-weight="normal" officeooo:rsid="04041012" style:font-weight-asian="normal"/>
    </style:style>
    <style:style style:name="T186" style:family="text">
      <style:text-properties fo:font-weight="normal" officeooo:rsid="0406434b" style:font-weight-asian="normal"/>
    </style:style>
    <style:style style:name="T187" style:family="text">
      <style:text-properties fo:font-weight="normal" officeooo:rsid="04af7ca2" style:font-weight-asian="normal"/>
    </style:style>
    <style:style style:name="T188" style:family="text">
      <style:text-properties fo:font-weight="normal" officeooo:rsid="04afa4df" style:font-weight-asian="normal"/>
    </style:style>
    <style:style style:name="T189" style:family="text">
      <style:text-properties fo:font-weight="normal" officeooo:rsid="04b2bcdc" style:font-weight-asian="normal"/>
    </style:style>
    <style:style style:name="T190" style:family="text">
      <style:text-properties fo:font-weight="normal" officeooo:rsid="04b38c5d" style:font-weight-asian="normal"/>
    </style:style>
    <style:style style:name="T191" style:family="text">
      <style:text-properties fo:font-weight="normal" officeooo:rsid="04b4d37c" style:font-weight-asian="normal"/>
    </style:style>
    <style:style style:name="T192" style:family="text">
      <style:text-properties fo:font-weight="normal" officeooo:rsid="04b68e7c" style:font-weight-asian="normal"/>
    </style:style>
    <style:style style:name="T193" style:family="text">
      <style:text-properties fo:font-weight="normal" officeooo:rsid="04b864d8" style:font-weight-asian="normal"/>
    </style:style>
    <style:style style:name="T194" style:family="text">
      <style:text-properties fo:font-weight="normal" officeooo:rsid="04be3fe0" style:font-weight-asian="normal"/>
    </style:style>
    <style:style style:name="T195" style:family="text">
      <style:text-properties fo:font-weight="normal" officeooo:rsid="04c25e34" style:font-weight-asian="normal"/>
    </style:style>
    <style:style style:name="T196" style:family="text">
      <style:text-properties fo:font-weight="normal" officeooo:rsid="04c25f6e" style:font-weight-asian="normal"/>
    </style:style>
    <style:style style:name="T197" style:family="text">
      <style:text-properties fo:font-weight="normal" officeooo:rsid="04ca0ece" style:font-weight-asian="normal"/>
    </style:style>
    <style:style style:name="T198" style:family="text">
      <style:text-properties fo:font-weight="normal" officeooo:rsid="04cb8a2f" style:font-weight-asian="normal"/>
    </style:style>
    <style:style style:name="T199" style:family="text">
      <style:text-properties fo:font-weight="normal" officeooo:rsid="04cc9538" style:font-weight-asian="normal"/>
    </style:style>
    <style:style style:name="T200" style:family="text">
      <style:text-properties fo:font-weight="normal" officeooo:rsid="04d3f75f" style:font-weight-asian="normal"/>
    </style:style>
    <style:style style:name="T201" style:family="text">
      <style:text-properties fo:font-weight="normal" officeooo:rsid="04d5a094" style:font-weight-asian="normal"/>
    </style:style>
    <style:style style:name="T202" style:family="text">
      <style:text-properties fo:font-weight="normal" style:font-weight-asian="normal" style:font-weight-complex="normal"/>
    </style:style>
    <style:style style:name="T203" style:family="text">
      <style:text-properties fo:font-weight="normal" officeooo:rsid="04e96636" style:font-weight-asian="normal" style:font-weight-complex="normal"/>
    </style:style>
    <style:style style:name="T204" style:family="text">
      <style:text-properties fo:font-weight="normal" officeooo:rsid="0639f2f8" style:font-weight-asian="normal" style:font-weight-complex="normal"/>
    </style:style>
    <style:style style:name="T205" style:family="text">
      <style:text-properties fo:font-weight="normal" officeooo:rsid="063b801f" style:font-weight-asian="normal" style:font-weight-complex="normal"/>
    </style:style>
    <style:style style:name="T206" style:family="text">
      <style:text-properties fo:font-weight="normal" officeooo:rsid="063d1f44" style:font-weight-asian="normal" style:font-weight-complex="normal"/>
    </style:style>
    <style:style style:name="T207" style:family="text">
      <style:text-properties fo:font-weight="normal" officeooo:rsid="063ecd22" style:font-weight-asian="normal" style:font-weight-complex="normal"/>
    </style:style>
    <style:style style:name="T208" style:family="text">
      <style:text-properties fo:font-weight="normal" officeooo:rsid="05a3a837" style:font-weight-asian="normal"/>
    </style:style>
    <style:style style:name="T209" style:family="text">
      <style:text-properties fo:font-weight="normal" officeooo:rsid="05a50ca6" style:font-weight-asian="normal"/>
    </style:style>
    <style:style style:name="T210" style:family="text">
      <style:text-properties fo:font-weight="normal" officeooo:rsid="05a68aca" style:font-weight-asian="normal"/>
    </style:style>
    <style:style style:name="T211" style:family="text">
      <style:text-properties fo:font-weight="normal" officeooo:rsid="05a838f4" style:font-weight-asian="normal"/>
    </style:style>
    <style:style style:name="T212" style:family="text">
      <style:text-properties fo:font-weight="normal" officeooo:rsid="05a986dc" style:font-weight-asian="normal"/>
    </style:style>
    <style:style style:name="T213" style:family="text">
      <style:text-properties fo:font-weight="normal" officeooo:rsid="05aa6313" style:font-weight-asian="normal"/>
    </style:style>
    <style:style style:name="T214" style:family="text">
      <style:text-properties fo:font-weight="normal" officeooo:rsid="05ac615d" style:font-weight-asian="normal"/>
    </style:style>
    <style:style style:name="T215" style:family="text">
      <style:text-properties fo:font-weight="normal" officeooo:rsid="05be2852" style:font-weight-asian="normal"/>
    </style:style>
    <style:style style:name="T216" style:family="text">
      <style:text-properties fo:font-weight="normal" officeooo:rsid="05beab7d" style:font-weight-asian="normal"/>
    </style:style>
    <style:style style:name="T217" style:family="text">
      <style:text-properties fo:font-weight="normal" officeooo:rsid="05c2c831" style:font-weight-asian="normal"/>
    </style:style>
    <style:style style:name="T218" style:family="text">
      <style:text-properties fo:font-weight="normal" officeooo:rsid="05c2f131" style:font-weight-asian="normal"/>
    </style:style>
    <style:style style:name="T219" style:family="text">
      <style:text-properties fo:font-weight="normal" officeooo:rsid="05cd52ae" style:font-weight-asian="normal"/>
    </style:style>
    <style:style style:name="T220" style:family="text">
      <style:text-properties fo:font-weight="normal" officeooo:rsid="05d483aa" style:font-weight-asian="normal"/>
    </style:style>
    <style:style style:name="T221" style:family="text">
      <style:text-properties fo:font-weight="normal" officeooo:rsid="05f9b9a7" style:font-weight-asian="normal"/>
    </style:style>
    <style:style style:name="T222" style:family="text">
      <style:text-properties fo:font-weight="normal" officeooo:rsid="05fa2516" style:font-weight-asian="normal"/>
    </style:style>
    <style:style style:name="T223" style:family="text">
      <style:text-properties fo:font-weight="normal" officeooo:rsid="05fb511c" style:font-weight-asian="normal"/>
    </style:style>
    <style:style style:name="T224" style:family="text">
      <style:text-properties fo:font-weight="normal" officeooo:rsid="05fcf5c8" style:font-weight-asian="normal"/>
    </style:style>
    <style:style style:name="T225" style:family="text">
      <style:text-properties fo:font-weight="normal" officeooo:rsid="0609bd9b" style:font-weight-asian="normal"/>
    </style:style>
    <style:style style:name="T226" style:family="text">
      <style:text-properties fo:font-weight="normal" officeooo:rsid="06174a50" style:font-weight-asian="normal"/>
    </style:style>
    <style:style style:name="T227" style:family="text">
      <style:text-properties fo:font-style="italic" fo:font-weight="normal" style:font-style-asian="italic" style:font-weight-asian="normal" style:font-style-complex="italic"/>
    </style:style>
    <style:style style:name="T228" style:family="text">
      <style:text-properties fo:font-style="italic" fo:font-weight="normal" officeooo:rsid="04be3fe0" style:font-style-asian="italic" style:font-weight-asian="normal" style:font-style-complex="italic"/>
    </style:style>
    <style:style style:name="T229" style:family="text">
      <style:text-properties fo:font-style="italic" fo:font-weight="bold" style:font-style-asian="italic" style:font-weight-asian="bold" style:font-style-complex="italic"/>
    </style:style>
    <style:style style:name="T230" style:family="text">
      <style:text-properties fo:font-style="italic" style:font-style-asian="italic" style:font-style-complex="italic"/>
    </style:style>
    <style:style style:name="T231" style:family="text">
      <style:text-properties fo:font-style="italic" officeooo:rsid="0406434b" style:font-style-asian="italic" style:font-style-complex="italic"/>
    </style:style>
    <style:style style:name="T232" style:family="text">
      <style:text-properties officeooo:rsid="0402c503"/>
    </style:style>
    <style:style style:name="T233" style:family="text">
      <style:text-properties officeooo:rsid="04a8e585"/>
    </style:style>
    <style:style style:name="T234" style:family="text">
      <style:text-properties officeooo:rsid="04b17648"/>
    </style:style>
    <style:style style:name="T235" style:family="text">
      <style:text-properties officeooo:rsid="04e96636"/>
    </style:style>
    <style:style style:name="T236" style:family="text">
      <style:text-properties officeooo:rsid="04f685fb"/>
    </style:style>
    <style:style style:name="T237" style:family="text">
      <style:text-properties officeooo:rsid="050758af"/>
    </style:style>
    <style:style style:name="T238" style:family="text">
      <style:text-properties style:text-position="super 58%" officeooo:rsid="050758af"/>
    </style:style>
    <style:style style:name="T239" style:family="text">
      <style:text-properties officeooo:rsid="05214c13"/>
    </style:style>
    <style:style style:name="T240" style:family="text">
      <style:text-properties officeooo:rsid="056e9d31"/>
    </style:style>
    <style:style style:name="T241" style:family="text">
      <style:text-properties officeooo:rsid="0571ad85"/>
    </style:style>
    <style:style style:name="T242" style:family="text">
      <style:text-properties officeooo:rsid="0576519a"/>
    </style:style>
    <style:style style:name="T243" style:family="text">
      <style:text-properties officeooo:rsid="057cac9e"/>
    </style:style>
    <style:style style:name="T244" style:family="text">
      <style:text-properties officeooo:rsid="057d7a47"/>
    </style:style>
    <style:style style:name="T245" style:family="text">
      <style:text-properties officeooo:rsid="057fe495"/>
    </style:style>
    <style:style style:name="T246" style:family="text">
      <style:text-properties officeooo:rsid="058450f2"/>
    </style:style>
    <style:style style:name="T247" style:family="text">
      <style:text-properties officeooo:rsid="058e895a"/>
    </style:style>
    <style:style style:name="T248" style:family="text">
      <style:text-properties officeooo:rsid="05980190"/>
    </style:style>
    <style:style style:name="T249" style:family="text">
      <style:text-properties officeooo:rsid="0618b34b"/>
    </style:style>
    <style:style style:name="T250" style:family="text">
      <style:text-properties officeooo:rsid="061cf447"/>
    </style:style>
    <style:style style:name="T251" style:family="text">
      <style:text-properties style:text-position="9% 100%" fo:font-size="36pt" fo:font-weight="bold" style:font-size-asian="36pt" style:font-weight-asian="bold"/>
    </style:style>
    <style:style style:name="T252" style:family="text">
      <style:text-properties fo:font-size="36pt" style:font-size-asian="36pt"/>
    </style:style>
    <style:style style:name="T253" style:family="text">
      <style:text-properties fo:font-size="36pt" officeooo:rsid="065cb0ab" style:font-size-asian="36pt"/>
    </style:style>
    <style:style style:name="T254" style:family="text">
      <style:text-properties fo:font-size="36pt" officeooo:rsid="065e22ae" style:font-size-asian="36pt"/>
    </style:style>
    <style:style style:name="T255" style:family="text">
      <style:text-properties fo:font-size="36pt" officeooo:rsid="066171a0" style:font-size-asian="36pt"/>
    </style:style>
    <style:style style:name="T256" style:family="text">
      <style:text-properties fo:font-size="36pt" fo:font-weight="bold" style:font-size-asian="36pt" style:font-weight-asian="bold"/>
    </style:style>
    <style:style style:name="T257" style:family="text">
      <style:text-properties fo:font-size="28pt" style:font-size-asian="28pt"/>
    </style:style>
    <style:style style:name="T258" style:family="text">
      <style:text-properties officeooo:rsid="06606779"/>
    </style:style>
    <style:style style:name="T259" style:family="text">
      <style:text-properties officeooo:rsid="066be7b8"/>
    </style:style>
    <style:style style:name="T260" style:family="text">
      <style:text-properties style:text-position="40% 100%" fo:font-weight="bold" style:font-weight-asian="bold" style:font-weight-complex="bold"/>
    </style:style>
    <style:style style:name="T261" style:family="text">
      <style:text-properties officeooo:rsid="066d45c6"/>
    </style:style>
    <style:style style:name="T262" style:family="text">
      <style:text-properties officeooo:rsid="066e103f"/>
    </style:style>
    <style:style style:name="T263" style:family="text">
      <style:text-properties officeooo:rsid="06708f9e"/>
    </style:style>
    <style:style style:name="T264" style:family="text">
      <style:text-properties officeooo:rsid="067303d3"/>
    </style:style>
    <style:style style:name="T265" style:family="text">
      <style:text-properties officeooo:rsid="06743d08"/>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החלפות ומעגלים</text:h>
      <text:p text:style-name="P41">היום נדבר על החלפות. נניח שכמה עובדים משובצים לתורניות, וחלק מהם היו מעדיפים להתחלף עם אחרים<text:span text:style-name="T1">. או, בהמשך לדוגמאות מהשיעור הקודם, כמה סטודנטים משובצים לחדרים במעונות והיו מעוניינים להתחלף. <text:s text:c="2"/>אנחנו רוצים ליצור שיבוץ חדש שיהיה יעיל פארטו. </text:span>לכאורה הבעיה דומה לבעיית השיבוץ שדיברנו עליה בשיעור הראשון, הרי בסופו של דבר המטרה היא לייצר שיבוץ<text:span text:style-name="T2">. <text:s/>ואכן אפשר להשתמש באלגוריתם "דיקטטורה סדרתית" שהזכרנו בשיעור הראשון והתוצאה תהיה יעילה פארטו. <text:s/>אבל זה לא אלגוריתם טוב. מדוע? כי כאן - בניגוד לבעיה הראשונה - לאנשים יש זכויות קודמות עוד לפני הפעלת המנגנון. כדי שאנשים יסכימו להשתתף במנגנון שלנו, אנחנו חייבים להבטיח להם שלא ייגרם להם נזק. <text:s/>אז בנוסף לתכונות של יעילות-פארטו ושל אמיתיות, אנחנו דורשים תכונה שלישית.</text:span></text:p>
      <text:p text:style-name="P42"><text:span text:style-name="T14">ה</text:span><text:span text:style-name="T21">גדרה</text:span><text:span text:style-name="T4">: </text:span><text:span text:style-name="T5">מנגנון מקיים את התכונה </text:span><text:span text:style-name="T22">השתתפות מרצון</text:span><text:span text:style-name="T5"> (באגנלית voluntary participation, מושג נרדף: individual rationality) אם כל משתתף מעדיף את תוצאת המנגנון על-פני המצב לפני המנגנון (או לפחות אדיש בין התוצאות)</text:span><text:span text:style-name="T6">.</text:span></text:p>
      <text:p text:style-name="P43"><text:span text:style-name="T3">אלגוריתם הדיקטטורה הסדרתית לא מקיים תכונה זו.</text:span><text:span text:style-name="T7"> הנה אלגוריתם שכן מקיים אותה.</text:span><text:span text:style-name="T8"> </text:span></text:p>
      <text:p text:style-name="P54">אלגוריתם מעגלי המסחר - Top Trading Cycles</text:p>
      <text:p text:style-name="P44"><text:span text:style-name="T8">האלגוריתם פותח ע"י אותם </text:span><text:span text:style-name="T10">חוקרים </text:span><text:span text:style-name="T8">שפיתחו את המנגנון לשידוך יציב - Gale ו Shapley, עם חוקר שלישי בשם Scarf.</text:span><text:span text:style-name="T9"> </text:span><text:span text:style-name="T13"><text:s/></text:span><text:span text:style-name="T11">הקלט לאלגוריתם הוא שיבוץ של </text:span><text:span text:style-name="T24">אנשים</text:span><text:span text:style-name="T12"> </text:span><text:span text:style-name="T11">ל</text:span><text:span text:style-name="T23">בתים</text:span><text:span text:style-name="T35"> - לכל </text:span><text:span text:style-name="T36">איש </text:span><text:span text:style-name="T35">יש בית אחד. </text:span></text:p>
      <text:p text:style-name="P16"><text:span text:style-name="T35">ה</text:span><text:span text:style-name="T37">אלגוריתם מחזיק </text:span><text:span text:style-name="T31">גרף </text:span><text:span text:style-name="T32">מכוון </text:span><text:span text:style-name="T31">שבו</text:span><text:span text:style-name="T33">:</text:span></text:p>
      <text:list xml:id="list8633209038332614155" text:style-name="L1">
        <text:list-item>
          <text:p text:style-name="P71"><text:span text:style-name="T15">הצמתים </text:span><text:span text:style-name="T32">הם </text:span><text:span text:style-name="T38">האנשים</text:span><text:span text:style-name="T39"> והבתים;</text:span></text:p>
        </text:list-item>
        <text:list-item>
          <text:p text:style-name="P72"><text:span text:style-name="T40">י</text:span><text:span text:style-name="T41">ש </text:span><text:span text:style-name="T16">קשת</text:span><text:span text:style-name="T41"> </text:span><text:span text:style-name="T33">מכל </text:span><text:span text:style-name="T71">אדם </text:span><text:span text:style-name="T86">אל </text:span><text:span text:style-name="T87">ה</text:span><text:span text:style-name="T86">בית שהוא הכי רוצה</text:span><text:span text:style-name="T87">, ומכל בית אל האדם שהוא שייך אליו</text:span><text:span text:style-name="T88">.</text:span></text:p>
        </text:list-item>
      </text:list>
      <text:p text:style-name="P16"><text:span text:style-name="T89">מעדכנים </text:span><text:span text:style-name="T75">את הגרף באופן הבא:</text:span></text:p>
      <text:p text:style-name="P38"><text:span text:style-name="T75">א</text:span><text:span text:style-name="T73">. </text:span><text:span text:style-name="T69">מוצאים מעגל </text:span><text:span text:style-name="T82">מכוון </text:span><text:span text:style-name="T69">בגרף</text:span><text:span text:style-name="T75"> (למשל ע"י אלגוריתם DFS שלמדתם בקורס קודם)</text:span><text:span text:style-name="T70">. </text:span></text:p>
      <text:p text:style-name="P38"><text:span text:style-name="T76">ב. </text:span><text:span text:style-name="T70">מבצעים את ההחלפה </text:span><text:span text:style-name="T78">ב</text:span><text:span text:style-name="T70">מעגל: כל </text:span><text:span text:style-name="T71">אדם מקבל את הבית </text:span><text:span text:style-name="T79">שהוא </text:span><text:span text:style-name="T71">מצביע עליו</text:span><text:span text:style-name="T72">.</text:span></text:p>
      <text:p text:style-name="P39"><text:span text:style-name="T77">ג</text:span><text:span text:style-name="T72">. </text:span><text:span text:style-name="T74">מוחקים מהגרף את </text:span><text:span text:style-name="T80">הצמתים של </text:span><text:span text:style-name="T74">האנשים </text:span><text:span text:style-name="T83">והבתים </text:span><text:span text:style-name="T74">שהשתתפו בהחלפה. </text:span></text:p>
      <text:p text:style-name="P39"><text:span text:style-name="T77">ד. </text:span><text:span text:style-name="T81">לכל איש שנשאר בגרף, מעדכנים את הקשת שלו כך שתצביע </text:span><text:span text:style-name="T84">לבית </text:span><text:span text:style-name="T77">שהוא הכי רוצה </text:span><text:span text:style-name="T84">מ</text:span><text:span text:style-name="T77">אלה שנשארו.</text:span></text:p>
      <text:p text:style-name="P32">ה. חוזרים על סעיפים א-ד עד שהגרף ריק.</text:p>
      <text:p text:style-name="P33"/>
      <text:p text:style-name="P34"><text:span text:style-name="T172">משפט</text:span>: אלגוריתם מעגלי המסחר מסתיים<text:span text:style-name="T178">.</text:span></text:p>
      <text:p text:style-name="P35"><text:span text:style-name="T230">הוכחה</text:span>: מספיק להוכיח שבשלב א תמיד קיים מעגל. הסיבה היא <text:span text:style-name="T233">שמכל </text:span>צומת <text:span text:style-name="T233">יוצאת קשת אחת בדיוק. כיוון שהגרף סופי, אם נתחיל מצומת כלשהו ולך בכיוון החצים, מתישהו בהכרח נגיע לצומת שכבר היינו בו - זה מעגל. <text:s text:c="2"/>מש"ל.</text:span></text:p>
      <text:p text:style-name="P36"/>
      <text:p text:style-name="P36">מה סיבוכיות זמן הריצה של האלגוריתם?<text:span text:style-name="T237"> - מציאת מעגל דורשת זמן O(n). אחרי כל מציאת מעגל, מוחקים לפחות צומת אחד, כך שמספר השלבים הוא לכל היותר n. לכן זמן הריצה הכולל הוא O(n</text:span><text:span text:style-name="T238">2</text:span><text:span text:style-name="T237">).</text:span></text:p>
      <text:p text:style-name="P68"><text:span text:style-name="T173">משפט</text:span><text:span text:style-name="T179">: אלגוריתם מעגלי המסחר מקיים את תכונת ההשתתפות-מרצון.<text:line-break/></text:span><text:span text:style-name="T231">הוכחה</text:span><text:span text:style-name="T179">: האלגוריתם משבץ כל משתתף בבית שהוא הצביע עליו בשלב כלשהו. כל משתתף מצביע תמיד על הבית של עצמו או על בית טוב יותר. מש"ל.</text:span></text:p>
      <text:p text:style-name="P45"><text:span text:style-name="T172">משפט</text:span><text:span text:style-name="T180">: </text:span><text:span text:style-name="T181">כשההעדפות של כל </text:span><text:span text:style-name="T183">המשתתפים </text:span><text:span text:style-name="T181">חזקות, </text:span><text:span text:style-name="T180">אלגוריתם </text:span><text:span text:style-name="T182">מעגלי המסחר הוא </text:span><text:span text:style-name="T180">יעיל פארטו.</text:span></text:p>
      <text:p text:style-name="P58"><text:span text:style-name="T229">הוכחה</text:span>: <text:span text:style-name="T248">נגדיר שני שיבוצים:</text:span></text:p>
      <text:p text:style-name="P58"><text:soft-page-break/>שיבוץ א – השיבוץ של המנגנון.</text:p>
      <text:p text:style-name="P58">שיבוץ ב – שיבוץ אחר כלשה<text:span text:style-name="T232">ו</text:span>.</text:p>
      <text:p text:style-name="P58">נניח בשלילה ששיבוץ ב הוא שיפור פארטו של שיבוץ א. </text:p>
      <text:p text:style-name="P59">נתייחס למעגלי-המסחר לפי הסדר שבו התבצעו במנגנון<text:span text:style-name="T234">: מעגל 1, מעגל 2 וכו'. <text:s/>יהי k המספר הקטן ביותר כך שאדם ממעגל k </text:span><text:span text:style-name="T184">נהנה מהשיפור</text:span><text:span text:style-name="T187">. </text:span><text:span text:style-name="T185">בשיבוץ א, </text:span><text:span text:style-name="T188">אדם </text:span><text:span text:style-name="T189">זה</text:span><text:span text:style-name="T188"> מקבל את הבית הטוב ביותר מבין הבתים שלא נלקחו ע"י במעגלים שמספ</text:span><text:span text:style-name="T189">רם k&gt;j.</text:span><text:span text:style-name="T190"> <text:s/></text:span><text:span text:style-name="T186">בשיבוץ ב מצבו טוב יותר, כלומר הוא בהכרח מקבל חדר שבשיבוץ א ניתן </text:span><text:span text:style-name="T191">לאדם ממעגל k&gt;j</text:span><text:span text:style-name="T186">. בשיבוץ ב, </text:span><text:span text:style-name="T192">אדם j </text:span><text:span text:style-name="T186">מקבל </text:span><text:span text:style-name="T192">בית </text:span><text:span text:style-name="T186">אחר. כיוון שהוא לא אדיש, </text:span><text:span text:style-name="T193">הבית </text:span><text:span text:style-name="T186">האחר גרוע יותר או טוב יותר </text:span><text:span text:style-name="T193">מזה </text:span><text:span text:style-name="T186">שקיבל בשיבוץ א. אם הוא גרוע יותר - זה לא שיפור פארטו. אם הוא טוב יותר - זו סתירה להנחה ש-k הוא הראשון. <text:s text:c="4"/>מש"ל. </text:span></text:p>
      <text:p text:style-name="P64"/>
      <text:p text:style-name="P60"><text:span text:style-name="T172">הערה</text:span><text:span text:style-name="T180">: אלגוריתם מעגלי המסחר מקיים תכונה חזקה יותר הנקראת </text:span><text:span text:style-name="T202">יציב</text:span><text:span text:style-name="T204">ות.</text:span><text:span text:style-name="T202"> </text:span><text:span text:style-name="T204">בהינתן שיבוץ מסויים של אנשים לבתים, נגדיר </text:span><text:span text:style-name="T175">קבוצה מערערת</text:span><text:span text:style-name="T204"> (blocking coalition) כקבוצה היכולה לפרוש מהמערכת ולבצע מסחר פנימי בתוך הקבוצה, והתוצאה שתתקבל תהיה טובה יותר לפחות לאחד מחברי הקבוצה, ולא פחות טובה לכל שאר חברי הקבוצה. אם אין קבוצה מערערת, השי</text:span><text:span text:style-name="T206">בוץ</text:span><text:span text:style-name="T204"> נקרא </text:span><text:span text:style-name="T175">יציב</text:span><text:span text:style-name="T204">. קבוצת השיבוצים היציבים נקראת ה</text:span><text:span text:style-name="T175">ליבה </text:span><text:span text:style-name="T204">(</text:span><text:span text:style-name="T175">core</text:span><text:span text:style-name="T204">)</text:span><text:span text:style-name="T205"> של משחק השיבוצים</text:span><text:span text:style-name="T204">.</text:span><text:span text:style-name="T205"> ניתן להראות שהליבה כוללת בדיוק שיבוץ אחד, והוא השיבוץ המוחזר ע"י אלגוריתם מעגלי המסחר</text:span><text:span text:style-name="T207"> (ההוכחה דומה להוכחת המשפט הקודם)</text:span><text:span text:style-name="T205">.</text:span><text:span text:style-name="T206"> </text:span><text:span text:style-name="T207">קל לראות גם ששיבוץ יציב הוא יעיל פארטו ומקיים השתתפות מרצון.</text:span></text:p>
      <text:p text:style-name="P64"/>
      <text:p text:style-name="P61"><text:span text:style-name="T173">מ</text:span><text:span text:style-name="T172">שפט</text:span><text:span text:style-name="T180">: </text:span><text:span text:style-name="T194">אלגוריתם מעגלי המסחר הוא אמיתי.</text:span></text:p>
      <text:p text:style-name="P62"><text:span text:style-name="T228">ה</text:span><text:span text:style-name="T227">וכחה</text:span><text:span text:style-name="T180">: </text:span><text:span text:style-name="T209">האבחנה החשובה כאן היא, שהקשת </text:span><text:span text:style-name="T211">היוצאת מ</text:span><text:span text:style-name="T209">אדם מסויים משפיעה </text:span><text:span text:style-name="T216">על הגרף </text:span><text:span text:style-name="T209">רק באותו סיבוב שהוא סוחר</text:span><text:span text:style-name="T212">, </text:span><text:span text:style-name="T215">ואז</text:span><text:span text:style-name="T212"> הוא יוצא מהמשחק</text:span><text:span text:style-name="T209">.</text:span><text:span text:style-name="T210"> </text:span><text:span text:style-name="T214">למשל, אם </text:span><text:span text:style-name="T217">יוסי</text:span><text:span text:style-name="T214"> סוחר במעגל 3 כשהוא </text:span><text:span text:style-name="T222">תמים </text:span><text:span text:style-name="T214">ובמעגל 5 כשהוא </text:span><text:span text:style-name="T222">ערמומי</text:span><text:span text:style-name="T214">, אז המסחר עד למעגל 3 מתנהל בדיוק באותו אופן בשני </text:span><text:span text:style-name="T223">המצבים </text:span><text:span text:style-name="T214">- </text:span><text:span text:style-name="T213">העובדה </text:span><text:span text:style-name="T218">שיוסי</text:span><text:span text:style-name="T213"> שינה את הקשת שלו, לא גרמה שום שינוי בקשתות אחרות ובמעגלים אחרים.</text:span><text:span text:style-name="T224"> </text:span></text:p>
      <text:p text:style-name="P62"><text:span text:style-name="T208">נניח </text:span><text:span text:style-name="T218">שיוסי</text:span><text:span text:style-name="T208"> סוחר במעגל k כשהוא </text:span><text:span text:style-name="T220">תמים</text:span><text:span text:style-name="T208"> ובמעגל j כשהוא </text:span><text:span text:style-name="T219">ערמומי</text:span><text:span text:style-name="T208">.</text:span><text:span text:style-name="T225"> נשווה בין מצבים אלו ב</text:span><text:span text:style-name="T221">שני מקרים.</text:span></text:p>
      <text:list xml:id="list2161148510165519829" text:style-name="L2">
        <text:list-item>
          <text:p text:style-name="P82"><text:span text:style-name="T90">מקרה א:</text:span><text:span text:style-name="T91"> j&gt;=k</text:span><text:span text:style-name="T92">. <text:s/></text:span><text:span text:style-name="T93">במקרה זה, </text:span><text:span text:style-name="T94">המסחר עד למעגל </text:span><text:span text:style-name="T95">k-1</text:span><text:span text:style-name="T94"> </text:span><text:span text:style-name="T96">זהה </text:span><text:span text:style-name="T97">בשני </text:span><text:span text:style-name="T98">המצבים</text:span><text:span text:style-name="T99">.</text:span><text:span text:style-name="T100"> לכן קבוצת הבתים שנשארו זמינים</text:span><text:span text:style-name="T101"> </text:span><text:span text:style-name="T102">אחרי מעגל </text:span><text:span text:style-name="T169">k-1 </text:span><text:span text:style-name="T100">היא זהה בשני </text:span><text:span text:style-name="T98">המצבים</text:span><text:span text:style-name="T100">. </text:span><text:span text:style-name="T103">ו</text:span><text:span text:style-name="T104">כשיוסי</text:span><text:span text:style-name="T105"> </text:span><text:span text:style-name="T106">תמים, </text:span><text:span text:style-name="T105">הוא מקבל את הבית הטוב ביותר </text:span><text:span text:style-name="T103">בקבוצה זו.</text:span></text:p>
        </text:list-item>
        <text:list-item>
          <text:p text:style-name="P83"><text:span text:style-name="T90">מקרה </text:span><text:span text:style-name="T92">ב: </text:span><text:span text:style-name="T30">j&lt;k. </text:span><text:span text:style-name="T92"><text:s text:c="2"/></text:span><text:span text:style-name="T93">במקרה זה, </text:span><text:span text:style-name="T107">המסחר עד למעגל j-1 </text:span><text:span text:style-name="T108">זהה </text:span><text:span text:style-name="T107">בשני </text:span><text:span text:style-name="T98">המצבים</text:span><text:span text:style-name="T109">. </text:span><text:span text:style-name="T110">בסיבוב הבא, </text:span><text:span text:style-name="T111">כל הקשתות זהות בשני </text:span><text:span text:style-name="T98">המצבים</text:span><text:span text:style-name="T111">, פרט לקשת </text:span><text:span text:style-name="T112">היוצאת מיוסי.</text:span><text:span text:style-name="T113"> כשיוסי </text:span><text:span text:style-name="T114">ערמומי</text:span><text:span text:style-name="T113">, הקשת היוצאת ממנו סוגרת מעגל</text:span><text:span text:style-name="T115"> (מעגל j)</text:span><text:span text:style-name="T116">; נניח שהוא סוגר מעגל עם </text:span><text:span text:style-name="T117">בית כלשהו x</text:span><text:span text:style-name="T118">.</text:span><text:span text:style-name="T113"> כשיוסי </text:span><text:span text:style-name="T119">תמים</text:span><text:span text:style-name="T113">, </text:span><text:span text:style-name="T120">הוא נמצא בסופה של שרשרת המתחילה בבית x. <text:s text:c="3"/></text:span><text:span text:style-name="T121">כל עוד </text:span><text:span text:style-name="T122">לא נסגר מעגל, כל </text:span><text:span text:style-name="T123">ה</text:span><text:span text:style-name="T122">שרשרת</text:span><text:span text:style-name="T121"> הזאת </text:span><text:span text:style-name="T123">נשארת בגרף</text:span><text:span text:style-name="T124">. </text:span><text:span text:style-name="T125">בפרט,</text:span><text:span text:style-name="T126"> </text:span><text:span text:style-name="T125">בית x עדיין </text:span><text:span text:style-name="T126">נמצא בגרף כאשר </text:span><text:span text:style-name="T125">מעגל k</text:span><text:span text:style-name="T126"> נסגר</text:span><text:span text:style-name="T125">. לכן הבית שמקבל יוסי כשהוא תמים טוב לפחות כמו x.</text:span></text:p>
        </text:list-item>
      </text:list>
      <text:p text:style-name="P57"/>
      <text:p text:style-name="P63"><text:span text:style-name="T180">אלגוריתם מעגלי המסחר יכול לשמש תחליף </text:span><text:span text:style-name="T195">למסחר בכסף, במצבים שבהם לא רוצים מסיבה כלשהי </text:span><text:span text:style-name="T180">להשתמש בכסף. לדוגמה</text:span><text:span text:style-name="T196">, אפשר להשתמש בו כדי לבנות מערכת להחלפת </text:span><text:span text:style-name="T197">ספרים משומשים.</text:span><text:span text:style-name="T198"> כל אחד מציע </text:span><text:span text:style-name="T199">ספר ובוחר את הספר שהוא הכי רוצה מבין הספרים האחרים, והמערכת מבצעת החלפות במעגל.</text:span><text:span text:style-name="T200"> </text:span><text:span text:style-name="T201">מעגלי-מסחר יכולים לשמש גם כדי ליישם את מצוות היובל בימינו. ראו מאמר</text:span><text:span text:style-name="T226">י</text:span><text:span text:style-name="T201"> "אלגוריתם היובל - תהליך הדרגתי לחלוקת קרקעות", בד"ד 28, http://www.tora.us.fm/tryg/yovl/bdd/yovel-bdd-28.pdf.</text:span></text:p>
      <text:p text:style-name="P65"/>
      <text:p text:style-name="P54">החלפת כליות - kidney exchange</text:p>
      <text:p text:style-name="P3">מחלת כליות היא בעיה רפואית קשה. חולי כליות צריכים להיות מחוברים לדיאליזה במשך שעות רבות - אלא-אם-כן משתילים להם כליה חדשה. ברוב המדינות, התור להשתלת כליות ארוך הרבה יותר ממספר הכליות הנתרמות. פתרון אפשרי לבעיה היה לאפשר מסחר בכליות, אלא שהחוק ברוב המדינות אוסר סחר באיברים (יש מדינה אחת שבה החוק מתיר סחר בכליות והיא איראן. זו גם המדינה היחידה <text:span text:style-name="T249">ש</text:span>אין <text:span text:style-name="T249">בה </text:span>תור להשתלת כליות<text:span text:style-name="T249">...</text:span>). </text:p>
      <text:p text:style-name="P4"><text:soft-page-break/>החוק כן מתיר תרומת איברים בחינם, <text:span text:style-name="T235">ואכן לחולים רבים יש חבר או קרוב המוכן לתרום להם כליה. הבעיה היא, שבמקרים רבים התורם לא מתאימה לחולה מבחינה רפואית. הסיבה העיקרית היא </text:span><text:span text:style-name="T174">סוג הדם</text:span><text:span text:style-name="T235">. כידוע, יש ארבעה סוגי דם. הטבלה הבאה מתארת מי יכול לתרום למי (למשל, סוג-דם O יכול לתרום לכולם):</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49">תורם V <text:s text:c="3"/>נתרם &gt;</text:p>
          </table:table-cell>
          <table:table-cell table:style-name="Table1.A1" office:value-type="string">
            <text:p text:style-name="P50">O</text:p>
          </table:table-cell>
          <table:table-cell table:style-name="Table1.A1" office:value-type="string">
            <text:p text:style-name="P50">A</text:p>
          </table:table-cell>
          <table:table-cell table:style-name="Table1.A1" office:value-type="string">
            <text:p text:style-name="P50">B</text:p>
          </table:table-cell>
          <table:table-cell table:style-name="Table1.E1" office:value-type="string">
            <text:p text:style-name="P50">AB</text:p>
          </table:table-cell>
        </table:table-row>
        <table:table-row>
          <table:table-cell table:style-name="Table1.A2" office:value-type="string">
            <text:p text:style-name="P51">O</text:p>
          </table:table-cell>
          <table:table-cell table:style-name="Table1.A2" office:value-type="string">
            <text:p text:style-name="P52">כן</text:p>
          </table:table-cell>
          <table:table-cell table:style-name="Table1.A2" office:value-type="string">
            <text:p text:style-name="P52">כן</text:p>
          </table:table-cell>
          <table:table-cell table:style-name="Table1.A2" office:value-type="string">
            <text:p text:style-name="P52">כן</text:p>
          </table:table-cell>
          <table:table-cell table:style-name="Table1.E2" office:value-type="string">
            <text:p text:style-name="P52">כן</text:p>
          </table:table-cell>
        </table:table-row>
        <table:table-row>
          <table:table-cell table:style-name="Table1.A2" office:value-type="string">
            <text:p text:style-name="P50">A</text:p>
          </table:table-cell>
          <table:table-cell table:style-name="Table1.A2" office:value-type="string">
            <text:p text:style-name="P53">לא</text:p>
          </table:table-cell>
          <table:table-cell table:style-name="Table1.A2" office:value-type="string">
            <text:p text:style-name="P52">כן</text:p>
          </table:table-cell>
          <table:table-cell table:style-name="Table1.A2" office:value-type="string">
            <text:p text:style-name="P53">לא</text:p>
          </table:table-cell>
          <table:table-cell table:style-name="Table1.E2" office:value-type="string">
            <text:p text:style-name="P52">כן</text:p>
          </table:table-cell>
        </table:table-row>
        <table:table-row>
          <table:table-cell table:style-name="Table1.A2" office:value-type="string">
            <text:p text:style-name="P50">B</text:p>
          </table:table-cell>
          <table:table-cell table:style-name="Table1.A2" office:value-type="string">
            <text:p text:style-name="P53">לא</text:p>
          </table:table-cell>
          <table:table-cell table:style-name="Table1.A2" office:value-type="string">
            <text:p text:style-name="P53">לא</text:p>
          </table:table-cell>
          <table:table-cell table:style-name="Table1.A2" office:value-type="string">
            <text:p text:style-name="P52">כן</text:p>
          </table:table-cell>
          <table:table-cell table:style-name="Table1.E2" office:value-type="string">
            <text:p text:style-name="P52">כן</text:p>
          </table:table-cell>
        </table:table-row>
        <table:table-row>
          <table:table-cell table:style-name="Table1.A2" office:value-type="string">
            <text:p text:style-name="P50">AB</text:p>
          </table:table-cell>
          <table:table-cell table:style-name="Table1.A2" office:value-type="string">
            <text:p text:style-name="P53">לא</text:p>
          </table:table-cell>
          <table:table-cell table:style-name="Table1.A2" office:value-type="string">
            <text:p text:style-name="P53">לא</text:p>
          </table:table-cell>
          <table:table-cell table:style-name="Table1.A2" office:value-type="string">
            <text:p text:style-name="P53">לא</text:p>
          </table:table-cell>
          <table:table-cell table:style-name="Table1.E2" office:value-type="string">
            <text:p text:style-name="P52">כן</text:p>
          </table:table-cell>
        </table:table-row>
      </table:table>
      <text:p text:style-name="P6"/>
      <text:p text:style-name="P6">בנוסף לסוג דם ישנם עוד גורמים<text:span text:style-name="T242"> -</text:span> נוגדנים מסויימים שנמצאים אצל התורם ולא אצל הנתרם יכולים לגרום לדחיית השתל.</text:p>
      <text:p text:style-name="P5"><text:span text:style-name="T235">עכשיו תארו לעצמכם שיש </text:span><text:span text:style-name="T203">שני </text:span><text:span text:style-name="T235">זוגות תורמים: תורם א מתאים לחולה ב (למשל שניהם עם דם סוג A), ותורם ב מתאים לחולה א (למשל שניהם עם דם סוג B). במצב זה אפשר לבצע </text:span><text:span text:style-name="T174">החלפת כליות</text:span><text:span text:style-name="T235">: הארבעה מסכמים ביניהם, שתורם א יתרום לחולה ב ובתמורה תורם ב יתרום לחולה א. </text:span><text:span text:style-name="T127">"מסחר" מסוג זה הוא חוקי ברוב המדינות. </text:span></text:p>
      <text:p text:style-name="P7"><text:span text:style-name="T236">כדי לעודד החלפות כאלו, הוקמו מאגרי-מידע של זוגות חולים ותורמים, למשל מאגר </text:span>Kidney Paired Donation<text:span text:style-name="T236"> בארה"ב. ניתן לייצג מאגר-מידע כזה כגרף מכוון שבו:</text:span></text:p>
      <text:list xml:id="list131158270536431" text:continue-list="list8633209038332614155" text:style-name="L1">
        <text:list-item>
          <text:p text:style-name="P72"><text:span text:style-name="T15">הצמתים </text:span><text:span text:style-name="T32">הם </text:span><text:span text:style-name="T41">הזוגות;</text:span></text:p>
        </text:list-item>
        <text:list-item>
          <text:p text:style-name="P72"><text:span text:style-name="T128">יש </text:span><text:span text:style-name="T18">קשת</text:span><text:span text:style-name="T128"> מזוג א אל זוג ב, אם </text:span><text:span text:style-name="T129">ה</text:span><text:span text:style-name="T128">תורם </text:span><text:span text:style-name="T129">בזוג </text:span><text:span text:style-name="T128">א יכול </text:span><text:span text:style-name="T130">מבחינה רפואית </text:span><text:span text:style-name="T128">לתרום כליה לחולה </text:span><text:span text:style-name="T129">בזוג </text:span><text:span text:style-name="T128">ב.</text:span></text:p>
        </text:list-item>
      </text:list>
      <text:p text:style-name="P14">עקרונית, יכולנו להשתמש כאן באלגוריתם "מעגלי המסחר"<text:span text:style-name="T250"> (וכך אכן עשו בהתחלה - בשנת 2004 - כשהקימו את המאגר הראשון)</text:span>. אולם יש שתי בעיות:</text:p>
      <text:list xml:id="list7661626521885306289" text:style-name="L3">
        <text:list-item>
          <text:p text:style-name="P76">בהחלפת כליות ה"העדפות" הן בינאריות: או שזוג מסויים מתאים, או שלא. לכן לכל זוג יכולות להיות הרבה קשתות יוצאות. באלגוריתם מעגלי המסחר, לכל צומת היתה קשת יוצאת אחת.</text:p>
        </text:list-item>
        <text:list-item>
          <text:p text:style-name="P73"><text:span text:style-name="T131">החלפת כליות</text:span><text:span text:style-name="T132"> היא תהליך בלתי הפיך. לכן, </text:span><text:span text:style-name="T127">כדי לוודא </text:span><text:span text:style-name="T132">ש</text:span><text:span text:style-name="T127">אף תורם לא יתחרט באמצע, </text:span><text:span text:style-name="T133">חשוב שכל ההשתלות יתבצעו </text:span><text:span text:style-name="T127">בדיוק באותו זמן.</text:span><text:span text:style-name="T133"> ככל שהמעגלים גדולים יותר, זה יותר מסובך מבחינה לוגיסטית. לכן באופן פרקטי המעגלים צריכים להיות קצרים - באורך 2 או לכל היותר 3. אלגוריתם מעגלי המסחר לא מבטיח שום דבר לגבי אורך המעגלים.</text:span></text:p>
        </text:list-item>
      </text:list>
      <text:p text:style-name="P17"><text:span text:style-name="T134">במצב זה, נראה שהפתרון של מציאת מעגלים </text:span><text:span text:style-name="T135">אינו</text:span><text:span text:style-name="T134"> מתאים. אבל אפשר להשתמש בפתרון אחר.</text:span></text:p>
      <text:p text:style-name="P46">ה<text:span text:style-name="T239">חלפת כליות בזוגות</text:span></text:p>
      <text:p text:style-name="P18"><text:span text:style-name="T136">ראשית, נניח שאנחנו מסתפקים </text:span><text:span text:style-name="T137">במעגלים באורך 2. </text:span><text:span text:style-name="T138">במצב זה אפשר להפוך את הגרף לגרף לא-מכוון, שבו יש קשת בין זוג א לזוג ב, אם גם תורם א מתאים לחולה ב וגם תורם ב מתאים לחולה א.</text:span><text:span text:style-name="T139"> המטרה שלנו היא לבצע כמה שיותר החלפות. לאיזו בעיה בתורת הגרפים זה מתאים? </text:span><text:span text:style-name="T25">מציאת שידוך </text:span><text:span text:style-name="T26">גדול ביותר</text:span><text:span text:style-name="T25"> בגרף</text:span><text:span text:style-name="T42">.</text:span></text:p>
      <text:p text:style-name="P19"><text:span text:style-name="T140">בקורס הקודם למדתם למצוא שידוך גדול ביותר בגרף דו-צדדי בעזרת אלגוריתם הזרימה של Ford-Fulkerson. הגרף שלנו הוא גרף כללי - לא בהכרח דו-צדדי. לכן צריך אלגוריתם כללי יותר. ואכן קיים אלגוריתם </text:span><text:span text:style-name="T141">אשר </text:span><text:span text:style-name="T140">מוצא </text:span><text:span text:style-name="T142">שידוך גדול ביותר </text:span><text:span text:style-name="T143">בגרף כללי </text:span><text:span text:style-name="T142">בזמן פולינומיאלי. האלגוריתם הראשון שהוצג לבעיה זו היה של ג'ק אדמונדס (Jack Edmonds). הוא נקרא אלגוריתם הפרחים (Blossom algorithm)</text:span><text:span text:style-name="T144">. </text:span><text:span text:style-name="T145">ז</text:span><text:span text:style-name="T144">מן הריצה שלו: O(|E||V|</text:span><text:span text:style-name="T170">2</text:span><text:span text:style-name="T144">)</text:span><text:span text:style-name="T146">.</text:span><text:span text:style-name="T147"> </text:span></text:p>
      <text:p text:style-name="P20"><text:span text:style-name="T30">א. </text:span><text:span text:style-name="T148">צבע את כל הקשתות באדום (</text:span><text:span text:style-name="T147">צבע אדום מסמל שהקשת </text:span><text:span text:style-name="T148">לא בשידוך</text:span><text:span text:style-name="T149">; ירוק יסמל שהקשת בשידוך</text:span><text:span text:style-name="T148">).</text:span><text:span text:style-name="T146"> </text:span></text:p>
      <text:p text:style-name="P20"><text:soft-page-break/><text:span text:style-name="T30">ב. </text:span><text:span text:style-name="T145">מ</text:span><text:span text:style-name="T30">צא </text:span><text:span text:style-name="T20">מסלול שיפור</text:span><text:span text:style-name="T150"> </text:span><text:span text:style-name="T34">(augmenting path): מסלול המתחיל ומסתיים בצומת </text:span><text:span text:style-name="T43">שאינו בשידוך (סמוך רק לקשתות אדומות)</text:span><text:span text:style-name="T34">, והקשתות שבו מתחלפות</text:span><text:span text:style-name="T44"> בצבען: אדום--ירוק--אדום--...--ירוק--אדום. </text:span></text:p>
      <text:p text:style-name="P21"><text:span text:style-name="T34">ג. </text:span><text:span text:style-name="T43">הפוך את צבע הקשתות במסלול השיפור: כל אדומה לירוקה וכל ירוקה לאדומה</text:span><text:span text:style-name="T45"> (שימו לב שמספר הקשתות הירוקות גדל ב-1 ומספר הצמתים בשידוך גדל ב-2).</text:span></text:p>
      <text:p text:style-name="P77">ד. בצע את שלבים ב, ג כל עוד יש מסלול שיפור.</text:p>
      <text:p text:style-name="P22"><text:span text:style-name="T34">לפי הלמה של ברג' (Berge), </text:span><text:span text:style-name="T46">שלא נוכיח כאן, </text:span><text:span text:style-name="T34">שידוך הוא מקסימלי אם-ורק-אם אין בו מסלולי שיפור. לכן האלגוריתם הנ"ל עובד. החלק הקשה באלגוריתם הוא חלק ב - מציאת מסלול שיפור (כאן נכנס הקטע של הפרחים). מפאת קוצר הזמן לא נתאר שלב זה כאן</text:span><text:span text:style-name="T47">; המעוניינים מוזמנים להסתכל בויקיפדיה </text:span><text:span text:style-name="T48">https://en.wikipedia.org/wiki/Blossom_algorithm</text:span><text:span text:style-name="T34">.</text:span></text:p>
      <text:p text:style-name="P23"><text:span text:style-name="T85">ה</text:span><text:span text:style-name="T30">שלב הבא הוא לברר האם </text:span><text:span text:style-name="T151">האלגוריתם אמיתי</text:span><text:span text:style-name="T30">. </text:span><text:span text:style-name="T152">צריך קודם להגדיר מה זה בכלל "אמיתי" בהקשר של החלפת כליות. הרי </text:span><text:span text:style-name="T153">התאמה בין תורם לנתרם אינה קשורה להעדפות של המשתתפים</text:span><text:span text:style-name="T154"> -</text:span><text:span text:style-name="T153"> היא </text:span><text:span text:style-name="T154">אובייקטיבית </text:span><text:span text:style-name="T155">ו</text:span><text:span text:style-name="T153">ניתנת לבדיקה רפואית. </text:span><text:span text:style-name="T156">עדיין יש </text:span><text:span text:style-name="T157">שני דברים </text:span><text:span text:style-name="T156">שזוגות יכולים </text:span><text:span text:style-name="T157">לעשות:</text:span></text:p>
      <text:list xml:id="list7371632728919399937" text:style-name="L4">
        <text:list-item>
          <text:p text:style-name="P74"><text:span text:style-name="T157">ח</text:span><text:span text:style-name="T30">ולים </text:span><text:span text:style-name="T158">שיש להם כמה תורמים תואמים</text:span><text:span text:style-name="T159"> במאגר</text:span><text:span text:style-name="T158">, </text:span><text:span text:style-name="T30">יכולים להסתיר תוצאות של בדיקות המראות על התאמה</text:span><text:span text:style-name="T159"> (או לא לבצע את הבדיקות)</text:span><text:span text:style-name="T30">, וכך </text:span><text:span text:style-name="T160">להסתיר </text:span><text:span text:style-name="T30">קשתות עם תורמים תואמים.</text:span></text:p>
        </text:list-item>
        <text:list-item>
          <text:p text:style-name="P75"><text:span text:style-name="T30">חולים שיש להם כמה חברים </text:span><text:span text:style-name="T156">לא-תואמים </text:span><text:span text:style-name="T30">שמוכנים לתרום </text:span><text:span text:style-name="T161">לזכותם</text:span><text:span text:style-name="T156">, יכולים להסתיר אותם</text:span><text:span text:style-name="T159"> (או להגיד להם לא לבוא)</text:span><text:span text:style-name="T156">, וכך </text:span><text:span text:style-name="T160">להסתיר </text:span><text:span text:style-name="T156">קשתות עם חולים תואמים.</text:span></text:p>
        </text:list-item>
      </text:list>
      <text:p text:style-name="P24"><text:span text:style-name="T156">ב</text:span><text:span text:style-name="T30">שני המקרים המניפולציה מתבטאת בהסתרה של קשת בגרף ההתאמות. </text:span><text:span text:style-name="T162">נגדיר </text:span><text:span text:style-name="T163">ש</text:span><text:span text:style-name="T162">אלגוריתם להחלפת כליות </text:span><text:span text:style-name="T163">הוא </text:span><text:span text:style-name="T27">אמיתי </text:span><text:span text:style-name="T49">אם </text:span><text:span text:style-name="T50">אף זוג לא יכול להרוויח ע"י הסתרת </text:span><text:span text:style-name="T51">קשת</text:span><text:span text:style-name="T52">. "להרוויח" הכוונה, שבמצב הרגיל הוא לא ישתתף בהחלפה, וע"י ההסתרה הוא כן ישתתף בהחלפה. </text:span></text:p>
      <text:p text:style-name="P25"><text:span text:style-name="T52">ה</text:span><text:span text:style-name="T34">אם אלגוריתם "שידוך גדול ביותר" הוא אמיתי לפי הגדרה זו? </text:span><text:span text:style-name="T53">זה תלוי </text:span><text:span text:style-name="T54">בפרט </text:span><text:span text:style-name="T55">טכני-לכאורה באלגוריתם למציאת שידוך גדול ביותר </text:span><text:span text:style-name="T56">-</text:span><text:span text:style-name="T55">- באופן </text:span><text:span text:style-name="T17">שבירת השיוויון</text:span><text:span text:style-name="T55"> שלו (tie-breaking)</text:span><text:span text:style-name="T56"> -- מה האלגוריתם עושה כשיש </text:span><text:span text:style-name="T28">כמה</text:span><text:span text:style-name="T57"> </text:span><text:span text:style-name="T56">שידוכים גדולים ביותר?</text:span><text:span text:style-name="T57"> איך הוא מחליט איזה מהם להחזיר?</text:span></text:p>
      <text:p text:style-name="P26"><text:span text:style-name="T56">ב</text:span><text:span text:style-name="T34">דרך-כלל, </text:span><text:span text:style-name="T58">כשמפתחים </text:span><text:span text:style-name="T34">אלגוריתם אופטימיזציה, הדבר היחיד שחשוב לנו </text:span><text:span text:style-name="T58">הוא שהאלגוריתם יחזיר תוצאה </text:span><text:span text:style-name="T59">אופטימלית </text:span><text:span text:style-name="T60">כלשהי. אם יש שתיים - שיחזיר אחת מהן, מה אכפת לנו איזה? <text:s text:c="2"/>אבל </text:span><text:span text:style-name="T61">כשמדברים על </text:span><text:span text:style-name="T29">מנגנון</text:span><text:span text:style-name="T61">, </text:span><text:span text:style-name="T60"><text:s/></text:span><text:span text:style-name="T61">לפרטים האלה יש חשיבות</text:span><text:span text:style-name="T62">.</text:span><text:span text:style-name="T63"> </text:span><text:span text:style-name="T64">תארו לכם שמישהו ייכנס לקוד של האלגוריתם ויבין איך הוא עובד, ויגיע למסקנה שאם הוא יסתיר </text:span><text:span text:style-name="T65">אחת מהקשתות שלו - הוא יגדיל את הסיכויים שלו להיכנס לשידוך (עם קשת אחרת). זה יגרום לאנשים להסתיר קשתות ועלול לפגוע ביעילות של האלגוריתם</text:span><text:span text:style-name="T66">!</text:span></text:p>
      <text:p text:style-name="P78">כדי לפתור את הבעיה צריך להגדיר את המנגנון בצורה מדוייקת יותר. הנה דרך אפשרית לעשות זאת.</text:p>
      <text:p text:style-name="P30"><text:span text:style-name="T171">מ</text:span><text:span text:style-name="T252">נגנון </text:span><text:span text:style-name="T256">שידוך-גדול-ביותר-עם-עדיפויות</text:span><text:span text:style-name="T252">:</text:span></text:p>
      <text:list xml:id="list8472417277248541102" text:style-name="L5">
        <text:list-item>
          <text:p text:style-name="P84"><text:span text:style-name="T252">קבע סדר-עדיפות כלשהו על הצמתים </text:span><text:span text:style-name="T257">(למשל לפי זמן המתנה בתור להשתלה, דחיפות רפואית, גיל, וכד’)</text:span><text:span text:style-name="T252">.</text:span></text:p>
        </text:list-item>
        <text:list-item>
          <text:p text:style-name="P84"><text:span text:style-name="T252">מצא את </text:span><text:span text:style-name="T256">כל </text:span><text:span text:style-name="T252">השידוכים הגדולים ביותר בגרף</text:span><text:span text:style-name="T253"> (אפשר לעשות זאת ע"י שיפור של אלגוריתם אדמונדס).</text:span></text:p>
        </text:list-item>
        <text:list-item>
          <text:p text:style-name="P84"><text:span text:style-name="T254">מכל השידוכים הגדול ביותר, </text:span><text:span text:style-name="T252">בחר את השידוך עם וקטור-העדיפויות הגדול ביותר בסדר מילוני.</text:span></text:p>
        </text:list-item>
      </text:list>
      <text:p text:style-name="P79"><text:s/></text:p>
      <text:p text:style-name="P15"><text:span text:style-name="T172">משפט</text:span>:<text:span text:style-name="T258"> מנגנון שידוך-גדול-ביותר-עם-עדיפויות הוא אמיתי.</text:span></text:p>
      <text:p text:style-name="P29"><text:span text:style-name="T251">ה</text:span><text:span text:style-name="T256">וכחה</text:span><text:span text:style-name="T252">: נניח בשלילה שצומת צ מסתיר קשת ומרוי</text:span><text:span text:style-name="T255">ח. כלומר: </text:span></text:p>
      <text:list xml:id="list8827159442737950526" text:style-name="L6">
        <text:list-item>
          <text:p text:style-name="P85">בלי הסתרה (מצב א) – נבחר שידוך א בלי צ.</text:p>
        </text:list-item>
        <text:list-item>
          <text:p text:style-name="P85">עם הסתרה (מצב ב) – נבחר שידוך ב עם צ.</text:p>
        </text:list-item>
      </text:list>
      <text:p text:style-name="P55"><text:span text:style-name="T252">אבל</text:span><text:span text:style-name="T255">,</text:span><text:span text:style-name="T252"> שידוך א זמין במצב ב</text:span><text:span text:style-name="T255"> (כי צ יכול להסתיר רק קשתות סמוכות לו)</text:span><text:span text:style-name="T252">, ושידוך ב זמין במצב א</text:span><text:span text:style-name="T255"> (כי יש יותר קשתות). כיוון שהבחירה בין שידוכים היא לפי סדר מילוני קבוע על וקטורי העדיפויות שלהם, </text:span><text:span text:style-name="T252">בשני המצבים ייבחר אותו שידוך – </text:span><text:span text:style-name="T255">וזו סתירה.</text:span><text:span text:style-name="T67"> מש"ל.</text:span></text:p>
      <text:p text:style-name="P86"><text:soft-page-break/></text:p>
      <text:p text:style-name="P56"><text:span text:style-name="T34">מה המסר? שכשאלגוריתם עובד עם בני-אדם, גם פרטים טכניים-לכאורה כמו אופן שבירת השיוויון עלולים להשפיע באופן </text:span><text:span text:style-name="T68">מפתיע</text:span><text:span text:style-name="T34">.</text:span></text:p>
      <text:p text:style-name="P80">תמריצים של מרכזים רפואיים</text:p>
      <text:p text:style-name="P8">הראינו קודם מנגנון למציאת שידוך גדול ביותר שהוא אמיתי ביחס לזוגות - זוגות לא מרויחים מכך שהם מסתירים קשתות. <text:s/></text:p>
      <text:p text:style-name="P9">אבל בעולם ההשתלות יש עוד שחקן עם אינטרסים משלו - <text:span text:style-name="T263">המרכז הרפואי</text:span>. <text:span text:style-name="T246">האינטרס של מרכז רפואי הוא להשיג כמה שיותר השתלות לחולים שלו. <text:s/></text:span>נניח <text:span text:style-name="T246">שבמרכז רפואי מסויים יש מאגר פרטי של זוגות, והוא יכול לעשות ביניהם התאמות ולבצע השתלות. <text:s/>האם כדאי לו לשתף את המאגר שלו עם המאגר הכללי? לא תמיד. לפעמים הוא "להרויח" (כלומר להשיג יותר השתלות עבור חולים שלו) ע"י הסתרת זוגות! </text:span></text:p>
      <text:p text:style-name="P66"><text:span text:style-name="T177">ראינו קודם </text:span>מנגנון יעיל פארטו שהוא אמיתי עבור הזוגות<text:span text:style-name="T259">. </text:span></text:p>
      <text:p text:style-name="P66"><text:span text:style-name="T172">משפט</text:span><text:span text:style-name="T176">: </text:span>לא קיים מנגנון יעיל פארטו שהוא אמיתי עבור <text:span text:style-name="T264">מרכזים רפואיים</text:span>!</text:p>
      <text:p text:style-name="P67"><text:span text:style-name="T259">הוכחה: </text:span>נניח בשלילה שקיים מנגנון כזה. נראה מצב שבו, לכל שידוך<text:span text:style-name="T259">-גדול-ביותר</text:span> שהמנגנון בוחר, קיים מרכז רפואי שיכול להסתיר זוגות ולהרויח<text:span text:style-name="T259"> (ראו דוגמה למצב כזה במצגת). מש"ל.</text:span></text:p>
      <text:p text:style-name="P37"/>
      <text:p text:style-name="P31">מה עושים כשאי-אפשר למצוא מנגנון המקיים את כל התכונות הרצויות? - מתפשרים. דרך אחת להתפשר היא לחפש מנגנון אמיתי שהוא לא לגמרי יעיל פארטו - הוא לא מוצא את השידוך הגדול ביותר אלא שידוך שהוא "כמעט" גדול ביותר. </text:p>
      <text:p text:style-name="P40"><text:span text:style-name="T260">מ</text:span><text:span text:style-name="T172">שפט</text:span>: <text:span text:style-name="T262">כשיש שני מרכזים רפואיים, </text:span>קיים מנגנון שהוא אמיתי עבור <text:span text:style-name="T265">המרכזים</text:span>, ומחזיר שידוך בגודל לפחות 1/2 מהאופטימלי.</text:p>
      <text:p text:style-name="P66"><text:span text:style-name="T230">רעיון ההוכחה</text:span>:<text:span text:style-name="T261"> </text:span>מחשבים, עבור כל מרכז רפואי, את השידוך הגדול ביותר שהוא יכול להשיג לבד.</text:p>
      <text:p text:style-name="P66">מחשבים את השידוך הגדול ביותר מבין כל השידוכים המבטיחים לכל מרכז רפואי לפחות אותו מספר של זוגות משודכים.</text:p>
      <text:p text:style-name="P10">אשלגי ושותפיו (2013) הראו<text:span text:style-name="T261">, שמנגנון מעין זה (קצת יותר מורכב) הוא אמיתי, ומשיג שידוך גלובלי שגודלו</text:span> לפחות 1/2 מהשידוך הגדול ביותר.<text:span text:style-name="T262"> הם גם הראו איך להרחיב את הרעיון לשלושה בתי"ח או יותר.</text:span></text:p>
      <text:p text:style-name="P47">ה<text:span text:style-name="T239">חלפת כליות בשלשות</text:span></text:p>
      <text:p text:style-name="P27"><text:span text:style-name="T30">מה אם אנחנו רוצים לאפשר גם מעגלים באורך 3? <text:s/>כאן הבעיה כבר מסתבכת מאד מבחינה חישובית. לא קיים אלגוריתם פולינומיאלי המוצא את מספר המעגלים</text:span><text:span text:style-name="T164">-באורך-3</text:span><text:span text:style-name="T30"> הגדול ביותר</text:span><text:span text:style-name="T164">. למעשה הבעיה היא </text:span><text:span text:style-name="T19">NP-קשה</text:span><text:span text:style-name="T164">, כך שלפי ההשערה המקובלת, כנראה גם לא יהיה אלגוריתם כזה. </text:span><text:span text:style-name="T165"><text:s/>אבל החוקרים לא מתייאשים ומנסים לפתח אלגוריתמים שיצליחו לפתור גרפים כמה שיותר גדולים. <text:s/>למשל, </text:span><text:span text:style-name="T164">י</text:span><text:span text:style-name="T166">שנו אלגוריתם בשם branch-and-price </text:span><text:span text:style-name="T165">ה</text:span><text:span text:style-name="T167">מבצע חיפוש חכם במרחב המעגלים, ומצליח לפתור בעיות עם 10,000 זוגות במשך מספר שעות.</text:span></text:p>
      <text:p text:style-name="P28"><text:span text:style-name="T168">נקודה מעניינת </text:span><text:span text:style-name="T30">- אם אנחנו מוכנים למצוא מעגל בכל אורך שהוא, הבעיה נעשית קלה יותר</text:span><text:span text:style-name="T167">, וניתן לפתור אותה בזמן פולינומיאלי.</text:span></text:p>
      <text:p text:style-name="P48">תורמים <text:span text:style-name="T240">חסידים</text:span></text:p>
      <text:p text:style-name="P11">עד עכשיו דיברנו על תורמים שמוכנים לתרום כליה בתמורה לכליה אחרת. אולם יש גם תורמים חסידים (=אלטרואיסטים<text:span text:style-name="T244">, "שלי שלך ושלך שלך"</text:span>)<text:span text:style-name="T241"> המוכנים לתרום כליה בלי כל תמורה. איך הם משפיעים על מנגנון ההחלפה שלנו? בשתי דרכים:</text:span></text:p>
      <text:p text:style-name="P12"><text:span text:style-name="T247">א</text:span>. כשיש תורמים חסידים, יש במאגר לא רק מעגלים, אלא גם <text:span text:style-name="T172">שרשראות</text:span>. <text:span text:style-name="T245">צריך לשנות את האלגוריתם כך שימצא, לא את מספר המעגלים הגדול ביותר, אלא את השילוב המקסימלי של מעגלים+שרשראות. האלגוריתם מסובך למדי ולא נלמד אותו כאן.</text:span></text:p>
      <text:p text:style-name="P12"><text:soft-page-break/><text:span text:style-name="T247">ב</text:span>. אורך השרשראות לא מוגבל, כי התרומות לא חייבות להתבצע בו-זמנית. <text:span text:style-name="T243">בשנת 2011 בוצעה שרשרת של 30 השתלות (60 ניתוחים בו-זמנית) בזכות תורם חסיד אחד!</text:span></text:p>
      <text:p text:style-name="P48"/>
      <text:p text:style-name="P10"/>
      <text:p text:style-name="P54">מקורות</text:p>
      <text:list xml:id="list8708965325029503503" text:style-name="L7">
        <text:list-item>
          <text:p text:style-name="P70">Parkes and Seuken, Economics and Computation (2018), chapter 12</text:p>
        </text:list-item>
      </text:list>
      <text:p text:style-name="P13">סיכם: אראל סגל-הלוי.</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02T13:11:16.098793680</dc:date>
    <meta:editing-duration>P12DT19H51S</meta:editing-duration>
    <meta:editing-cycles>1448</meta:editing-cycles>
    <meta:document-statistic meta:table-count="1" meta:image-count="0" meta:object-count="0" meta:page-count="6" meta:paragraph-count="118" meta:word-count="2392" meta:character-count="13397" meta:non-whitespace-character-count="11087"/>
  </office:meta>
</office:document-meta>
</file>